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4DF452562F76D16C.png" manifest:media-type="image/png"/>
  <manifest:file-entry manifest:full-path="Pictures/100002010000026800000040D777090A1591B093.png" manifest:media-type="image/png"/>
  <manifest:file-entry manifest:full-path="Pictures/10000201000002060000017851F67E978F2A5ED6.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69" style:family="paragraph" style:parent-style-name="Standard">
      <style:paragraph-properties fo:text-align="center" style:justify-single-word="false"/>
    </style:style>
    <style:style style:name="P70" style:family="paragraph" style:parent-style-name="Standard">
      <style:text-properties style:font-name="Century Gothic3"/>
    </style:style>
    <style:style style:name="P71" style:family="paragraph" style:parent-style-name="Standard">
      <style:text-properties style:font-name="Century Gothic3" fo:font-size="11pt" style:font-size-asian="11pt" style:font-name-complex="Arial" style:font-size-complex="11pt"/>
    </style:style>
    <style:style style:name="P72" style:family="paragraph" style:parent-style-name="Standard">
      <style:text-properties style:font-name="Century Gothic3" fo:font-size="11pt" officeooo:paragraph-rsid="0024960e" style:font-size-asian="11pt" style:font-name-complex="Arial" style:font-size-complex="11pt"/>
    </style:style>
    <style:style style:name="P73"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87"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left="1.5in" fo:margin-right="0in" fo:text-indent="0.5in" style:auto-text-indent="false"/>
    </style:style>
    <style:style style:name="P9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3" style:family="paragraph" style:parent-style-name="Table_20_Contents">
      <style:text-properties fo:font-size="16pt" style:font-size-asian="16pt" style:font-size-complex="16pt"/>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fo:font-weight="bold" style:font-weight-asian="bold" style:font-weight-complex="bold"/>
    </style:style>
    <style:style style:name="P106" style:family="paragraph" style:parent-style-name="Table_20_Contents">
      <style:paragraph-properties fo:text-align="center" style:justify-single-word="false"/>
      <style:text-properties style:font-name="Apple Casual"/>
    </style:style>
    <style:style style:name="P10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8" style:family="paragraph" style:parent-style-name="Table_20_Contents">
      <style:text-properties style:font-name="Century Gothic" fo:font-size="16pt" style:font-size-asian="16pt" style:font-size-complex="16pt"/>
    </style:style>
    <style:style style:name="P109" style:family="paragraph" style:parent-style-name="Table_20_Heading">
      <style:text-properties fo:font-size="16pt" style:font-size-asian="16pt" style:font-size-complex="16pt"/>
    </style:style>
    <style:style style:name="P110" style:family="paragraph" style:parent-style-name="Table_20_Heading">
      <style:text-properties fo:font-size="16pt" fo:font-weight="normal" style:font-size-asian="16pt" style:font-weight-asian="normal" style:font-size-complex="16pt" style:font-weight-complex="normal"/>
    </style:style>
    <style:style style:name="P111" style:family="paragraph" style:parent-style-name="Table_20_Heading">
      <style:text-properties style:font-name="Century Gothic" fo:font-size="16pt" style:font-size-asian="16pt" style:font-size-complex="16pt"/>
    </style:style>
    <style:style style:name="P112" style:family="paragraph" style:parent-style-name="Table_20_Heading">
      <style:text-properties style:font-name="Century Gothic" fo:font-size="16pt" fo:font-weight="normal" style:font-size-asian="16pt" style:font-weight-asian="normal" style:font-size-complex="16pt" style:font-weight-complex="normal"/>
    </style:style>
    <style:style style:name="P113" style:family="paragraph" style:parent-style-name="Table_20_Heading">
      <style:text-properties style:font-name="Courier New" fo:font-size="13pt" fo:font-weight="normal" style:font-size-asian="13pt" style:font-weight-asian="normal" style:font-size-complex="13pt" style:font-weight-complex="normal"/>
    </style:style>
    <style:style style:name="P11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5"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6"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7"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8"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9"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0"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24"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5"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6"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8"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9" style:family="paragraph" style:parent-style-name="Code">
      <style:text-properties fo:font-size="10pt" style:font-size-asian="10pt" style:font-size-complex="10pt"/>
    </style:style>
    <style:style style:name="P130" style:family="paragraph" style:parent-style-name="Code">
      <style:paragraph-properties fo:margin-top="0.05in" fo:margin-bottom="0.05in" loext:contextual-spacing="false" fo:line-height="100%"/>
      <style:text-properties fo:font-size="12pt" style:font-size-asian="12pt" style:font-size-complex="12pt"/>
    </style:style>
    <style:style style:name="P131"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33" style:family="paragraph" style:parent-style-name="Standard" style:master-page-name="Standard">
      <style:paragraph-properties style:page-number="auto"/>
      <style:text-properties style:font-name="Century Gothic"/>
    </style:style>
    <style:style style:name="P134" style:family="paragraph" style:parent-style-name="Standard" style:list-style-name="WW8Num10"/>
    <style:style style:name="P135"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7"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8" style:family="paragraph" style:parent-style-name="Standard" style:list-style-name="WW8Num10">
      <style:text-properties style:font-name="Century Gothic"/>
    </style:style>
    <style:style style:name="P139" style:family="paragraph" style:parent-style-name="Heading_20_1">
      <style:text-properties style:font-name="Century Gothic"/>
    </style:style>
    <style:style style:name="P140" style:family="paragraph" style:parent-style-name="Heading_20_1">
      <style:text-properties fo:color="#ffffff"/>
    </style:style>
    <style:style style:name="P141"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42" style:family="paragraph" style:parent-style-name="Heading_20_1">
      <style:paragraph-properties fo:text-align="center" style:justify-single-word="false"/>
      <style:text-properties fo:color="#ffffff" fo:font-size="50pt" style:font-size-asian="50pt"/>
    </style:style>
    <style:style style:name="P143"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5"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6" style:family="paragraph" style:parent-style-name="Heading_20_1">
      <style:text-properties style:font-name="Century Gothic3"/>
    </style:style>
    <style:style style:name="P14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8"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52"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3"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7"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8"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9" style:family="paragraph" style:parent-style-name="Heading_20_1">
      <style:paragraph-properties fo:text-align="center" style:justify-single-word="false" fo:break-before="page"/>
      <style:text-properties fo:color="#ffffff" fo:font-size="50pt" style:font-size-asian="50pt"/>
    </style:style>
    <style:style style:name="P160"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1"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62"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3" style:family="paragraph" style:parent-style-name="Normal_20_Bullet" style:list-style-name=""/>
    <style:style style:name="P164" style:family="paragraph" style:parent-style-name="Normal_20_Bullet">
      <style:text-properties fo:font-style="italic" style:font-style-asian="italic"/>
    </style:style>
    <style:style style:name="P165" style:family="paragraph" style:parent-style-name="Normal_20_Bullet" style:list-style-name="">
      <style:text-properties fo:font-style="italic" style:font-style-asian="italic"/>
    </style:style>
    <style:style style:name="P16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7" style:family="paragraph" style:parent-style-name="Normal_20_Bullet">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WW8Num5"/>
    <style:style style:name="P172" style:family="paragraph" style:parent-style-name="Normal_20_Bullet">
      <style:paragraph-properties fo:text-align="center" style:justify-single-word="false"/>
      <style:text-properties fo:font-variant="small-caps" fo:font-size="18pt" style:font-size-asian="18pt"/>
    </style:style>
    <style:style style:name="P173" style:family="paragraph" style:parent-style-name="Normal_20_Bullet" style:list-style-name="WW8Num10"/>
    <style:style style:name="P174" style:family="paragraph" style:parent-style-name="Normal_20_Bullet">
      <style:text-properties style:font-name="Century Gothic"/>
    </style:style>
    <style:style style:name="P175"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6"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7" style:family="paragraph" style:parent-style-name="Normal_20_Bullet" style:list-style-name="">
      <style:text-properties style:font-name="Century Gothic" fo:font-size="11pt" style:font-size-asian="11pt" style:font-name-complex="Arial" style:font-size-complex="11pt"/>
    </style:style>
    <style:style style:name="P178" style:family="paragraph" style:parent-style-name="Normal_20_Bullet">
      <style:text-properties style:font-name="Century Gothic3"/>
    </style:style>
    <style:style style:name="P179" style:family="paragraph" style:parent-style-name="Normal_20_Bullet">
      <style:paragraph-properties fo:margin-left="0.25in" fo:margin-right="0in" fo:text-indent="0in" style:auto-text-indent="false"/>
    </style:style>
    <style:style style:name="P180" style:family="paragraph" style:parent-style-name="Normal_20_Bullet" style:list-style-name="">
      <style:paragraph-properties fo:margin-left="0.25in" fo:margin-right="0in" fo:line-height="150%" fo:text-indent="0in" style:auto-text-indent="false"/>
    </style:style>
    <style:style style:name="P181" style:family="paragraph" style:parent-style-name="Normal_20_Bullet">
      <style:paragraph-properties fo:margin-left="0.25in" fo:margin-right="0in" fo:text-indent="0in" style:auto-text-indent="false"/>
      <style:text-properties fo:font-style="italic" style:font-style-asian="italic"/>
    </style:style>
    <style:style style:name="P182"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4"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5"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6"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7" style:family="paragraph" style:parent-style-name="Normal_20_Bullet">
      <style:paragraph-properties fo:margin-left="0.25in" fo:margin-right="0in" fo:text-indent="-0.25in" style:auto-text-indent="false" text:number-lines="false" text:line-number="0">
        <style:tab-stops/>
      </style:paragraph-properties>
    </style:style>
    <style:style style:name="P188" style:family="paragraph" style:parent-style-name="Normal_20_Bullet">
      <style:paragraph-properties fo:margin-left="0.5in" fo:margin-right="0in" fo:text-indent="-0.25in" style:auto-text-indent="false"/>
    </style:style>
    <style:style style:name="P189" style:family="paragraph" style:parent-style-name="Normal_20_Bullet">
      <style:paragraph-properties fo:margin-left="0.5in" fo:margin-right="0in" fo:text-indent="0in" style:auto-text-indent="false"/>
    </style:style>
    <style:style style:name="P19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2" style:family="paragraph" style:parent-style-name="Normal_20_Bullet">
      <style:paragraph-properties fo:margin-left="0in" fo:margin-right="0in" fo:text-indent="-0.25in" style:auto-text-indent="false">
        <style:tab-stops/>
      </style:paragraph-properties>
    </style:style>
    <style:style style:name="P193"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4" style:family="paragraph" style:parent-style-name="Lesson_20_Bullet" style:list-style-name="WW8Num1"/>
    <style:style style:name="P195" style:family="paragraph">
      <loext:graphic-properties draw:fill="solid" draw:fill-color="#ffffff"/>
      <style:paragraph-properties fo:text-align="center"/>
    </style:style>
    <style:style style:name="P196" style:family="paragraph">
      <style:paragraph-properties fo:margin-left="0.5in" fo:margin-right="0in" fo:text-indent="-0.2217in"/>
    </style:style>
    <style:style style:name="P19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8" style:family="paragraph">
      <loext:graphic-properties draw:fill="none" draw:fill-color="#ffffff"/>
    </style:style>
    <style:style style:name="P199" style:family="paragraph">
      <loext:graphic-properties draw:fill="none"/>
      <style:paragraph-properties fo:text-align="center"/>
    </style:style>
    <style:style style:name="P200" style:family="paragraph">
      <style:paragraph-properties fo:text-align="center"/>
    </style:style>
    <style:style style:name="P201" style:family="paragraph">
      <loext:graphic-properties draw:fill="none" draw:fill-color="#ffffff"/>
      <style:text-properties fo:font-size="12pt"/>
    </style:style>
    <style:style style:name="P202" style:family="paragraph">
      <loext:graphic-properties draw:fill-color="#ffffff"/>
      <style:paragraph-properties fo:text-align="center"/>
    </style:style>
    <style:style style:name="P203" style:family="paragraph">
      <loext:graphic-properties draw:fill="none" draw:fill-color="#ffffff"/>
      <style:paragraph-properties fo:text-align="center"/>
      <style:text-properties style:font-name="Trebuchet MS2" fo:font-size="11pt" style:font-size-asian="11pt" style:font-size-complex="11pt"/>
    </style:style>
    <style:style style:name="P204" style:family="paragraph">
      <loext:graphic-properties draw:fill="none" draw:fill-color="#ffffff"/>
      <style:paragraph-properties fo:text-align="center"/>
    </style:style>
    <style:style style:name="P205" style:family="paragraph">
      <loext:graphic-properties draw:fill="none" draw:fill-color="#ffffff"/>
      <style:paragraph-properties fo:text-align="center"/>
      <style:text-properties fo:font-size="12pt"/>
    </style:style>
    <style:style style:name="P206" style:family="paragraph">
      <loext:graphic-properties draw:fill="none" draw:fill-color="#ffffff"/>
      <style:text-properties fo:font-size="18pt" style:font-size-asian="18pt" style:font-size-complex="18pt"/>
    </style:style>
    <style:style style:name="P207" style:family="paragraph">
      <loext:graphic-properties draw:fill="none" draw:fill-color="#ffffff"/>
      <style:text-properties fo:font-size="14pt" style:font-size-asian="14pt" style:font-size-complex="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 fo:font-size="11pt" style:text-underline-style="solid" style:text-underline-width="auto" style:text-underline-color="font-color" style:font-size-asian="11pt" style:font-name-complex="Arial" style:font-size-complex="11pt"/>
    </style:style>
    <style:style style:name="T18" style:family="text">
      <style:text-properties style:font-name="Courier" fo:font-style="italic" style:text-underline-style="solid" style:text-underline-width="auto" style:text-underline-color="font-color" style:font-style-asian="italic"/>
    </style:style>
    <style:style style:name="T19" style:family="text">
      <style:text-properties style:font-name="Courier"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officeooo:rsid="0036b434" style:font-style-asian="normal" style:font-style-complex="normal"/>
    </style:style>
    <style:style style:name="T24" style:family="text">
      <style:text-properties style:font-name="Courier1"/>
    </style:style>
    <style:style style:name="T25" style:family="text">
      <style:text-properties fo:font-size="24pt" style:font-size-asian="24pt" style:font-size-complex="24pt"/>
    </style:style>
    <style:style style:name="T26" style:family="text">
      <style:text-properties fo:font-size="24pt" officeooo:rsid="002c2a63" style:font-size-asian="24pt" style:font-size-complex="24pt"/>
    </style:style>
    <style:style style:name="T27" style:family="text">
      <style:text-properties fo:font-size="9pt" style:font-size-asian="9pt"/>
    </style:style>
    <style:style style:name="T28" style:family="text">
      <style:text-properties fo:font-size="9pt" style:font-size-asian="9pt" style:font-name-complex="Arial"/>
    </style:style>
    <style:style style:name="T29" style:family="text">
      <style:text-properties fo:font-size="9pt" style:font-size-asian="9pt" style:font-name-complex="Arial" style:font-size-complex="11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4pt" style:text-underline-style="solid" style:text-underline-width="auto" style:text-underline-color="font-color" style:font-size-asian="14pt"/>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fo:font-variant="normal" fo:text-transform="none" fo:color="#000000" fo:letter-spacing="normal" fo:font-style="normal" fo:font-weight="normal" style:font-style-asian="normal" style:font-style-complex="normal"/>
    </style:style>
    <style:style style:name="T36" style:family="text">
      <style:text-properties fo:font-variant="normal" fo:text-transform="none" fo:color="#000000" fo:letter-spacing="normal" fo:font-style="normal" style:text-underline-style="none" fo:font-weight="bold" style:font-style-asian="normal" style:font-style-complex="normal"/>
    </style:style>
    <style:style style:name="T37" style:family="text">
      <style:text-properties fo:font-variant="normal" fo:text-transform="none" fo:color="#000000" fo:letter-spacing="normal" fo:font-style="normal" style:text-underline-style="none" fo:font-weight="normal" style:font-style-asian="normal" style:font-style-complex="normal"/>
    </style:style>
    <style:style style:name="T38"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9"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style:font-name="Century Gothic"/>
    </style:style>
    <style:style style:name="T41" style:family="text">
      <style:text-properties style:font-name="Century Gothic" fo:font-size="9pt" style:font-size-asian="9pt" style:font-name-complex="Arial" style:font-size-complex="11pt"/>
    </style:style>
    <style:style style:name="T42" style:family="text">
      <style:text-properties style:font-name="Century Gothic" fo:font-size="11pt" style:font-size-asian="11pt" style:font-size-complex="11pt"/>
    </style:style>
    <style:style style:name="T43" style:family="text">
      <style:text-properties fo:font-size="11pt" style:font-size-asian="11pt" style:font-size-complex="11pt"/>
    </style:style>
    <style:style style:name="T44" style:family="text">
      <style:text-properties fo:font-size="11pt" style:font-size-asian="11pt" style:font-name-complex="Arial"/>
    </style:style>
    <style:style style:name="T45" style:family="text">
      <style:text-properties fo:font-size="11pt" style:font-size-asian="11pt" style:font-name-complex="Arial" style:font-size-complex="11pt"/>
    </style:style>
    <style:style style:name="T46" style:family="text">
      <style:text-properties fo:font-size="11pt" fo:font-style="italic" style:font-size-asian="11pt" style:font-style-asian="italic" style:font-size-complex="11pt" style:font-style-complex="italic"/>
    </style:style>
    <style:style style:name="T47" style:family="text">
      <style:text-properties fo:font-size="11pt" fo:font-style="italic" style:font-size-asian="11pt" style:font-style-asian="italic" style:font-name-complex="Arial" style:font-size-complex="11pt"/>
    </style:style>
    <style:style style:name="T48" style:family="text">
      <style:text-properties fo:font-size="18pt" style:font-size-asian="18pt" style:font-name-complex="Arial"/>
    </style:style>
    <style:style style:name="T49" style:family="text">
      <style:text-properties fo:font-size="18pt" style:font-size-asian="18pt" style:font-name-complex="Arial" style:font-size-complex="11pt"/>
    </style:style>
    <style:style style:name="T50" style:family="text">
      <style:text-properties fo:font-size="18pt" officeooo:rsid="00220629" style:font-size-asian="18pt" style:font-name-complex="Arial"/>
    </style:style>
    <style:style style:name="T51" style:family="text">
      <style:text-properties fo:font-size="18pt" officeooo:rsid="002365eb" style:font-size-asian="18pt" style:font-name-complex="Arial"/>
    </style:style>
    <style:style style:name="T52" style:family="text">
      <style:text-properties style:font-name="Courier New" fo:font-style="italic" style:text-underline-style="none" style:font-style-asian="italic"/>
    </style:style>
    <style:style style:name="T53" style:family="text">
      <style:text-properties style:font-name="Courier New" fo:font-size="11pt" style:text-underline-style="solid" style:text-underline-width="auto" style:text-underline-color="font-color" style:font-size-asian="11pt" style:font-name-complex="Arial" style:font-size-complex="11pt"/>
    </style:style>
    <style:style style:name="T54" style:family="text">
      <style:text-properties style:font-name="Century Gothic4" fo:font-size="11pt" style:text-underline-style="none" style:font-size-asian="11pt" style:font-size-complex="11pt"/>
    </style:style>
    <style:style style:name="T55" style:family="text">
      <style:text-properties fo:color="#ffffff" fo:font-weight="normal" style:font-weight-asian="normal" style:font-weight-complex="normal"/>
    </style:style>
    <style:style style:name="T56" style:family="text">
      <style:text-properties officeooo:rsid="001afd85"/>
    </style:style>
    <style:style style:name="T57" style:family="text">
      <style:text-properties officeooo:rsid="001caad5"/>
    </style:style>
    <style:style style:name="T58" style:family="text">
      <style:text-properties officeooo:rsid="001e86c1"/>
    </style:style>
    <style:style style:name="T59" style:family="text">
      <style:text-properties officeooo:rsid="0020063b"/>
    </style:style>
    <style:style style:name="T60" style:family="text">
      <style:text-properties officeooo:rsid="00220629"/>
    </style:style>
    <style:style style:name="T61" style:family="text">
      <style:text-properties officeooo:rsid="00265d13"/>
    </style:style>
    <style:style style:name="T62" style:family="text">
      <style:text-properties officeooo:rsid="0029e344"/>
    </style:style>
    <style:style style:name="T63" style:family="text">
      <style:text-properties officeooo:rsid="0036b434"/>
    </style:style>
    <style:style style:name="T64" style:family="text">
      <style:text-properties officeooo:rsid="003d8536"/>
    </style:style>
    <style:style style:name="T65" style:family="text">
      <style:text-properties style:font-name="Courier New" fo:font-size="11pt" style:font-size-asian="11pt" style:font-size-complex="11pt"/>
    </style:style>
    <style:style style:name="T66" style:family="text">
      <style:text-properties fo:font-size="12pt"/>
    </style:style>
    <style:style style:name="T67" style:family="text">
      <style:text-properties style:font-name="Trebuchet MS2" fo:font-size="11pt" style:font-size-asian="11pt" style:font-size-complex="11pt"/>
    </style:style>
    <style:style style:name="T68" style:family="text">
      <style:text-properties fo:font-size="18pt" style:font-size-asian="18pt" style:font-size-complex="18pt"/>
    </style:style>
    <style:style style:name="T69" style:family="text">
      <style:text-properties fo:font-size="16pt" style:font-size-asian="16pt" style:font-size-complex="16pt"/>
    </style:style>
    <style:style style:name="T70"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7" text:outline-level="1" text:is-list-header="true">Lesson 1</text:h>
      <text:p text:style-name="Standard"/>
      <text:p text:style-name="Standard"/>
      <text:h text:style-name="P13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68">Cat</text:p>
          </table:table-cell>
          <table:table-cell table:style-name="Table1.B12" office:value-type="string">
            <text:p text:style-name="P68">Position</text:p>
          </table:table-cell>
          <table:table-cell table:style-name="Table1.C12" office:value-type="string">
            <text:p text:style-name="P68">X,y coordinates</text:p>
          </table:table-cell>
        </table:table-row>
        <table:table-row table:style-name="Table1.1">
          <table:table-cell table:style-name="Table1.B12" office:value-type="string">
            <text:p text:style-name="P68">Ruby</text:p>
          </table:table-cell>
          <table:table-cell table:style-name="Table1.B12" office:value-type="string">
            <text:p text:style-name="P68">Position</text:p>
          </table:table-cell>
          <table:table-cell table:style-name="Table1.C12" office:value-type="string">
            <text:p text:style-name="P68">x-coordinate</text:p>
          </table:table-cell>
        </table:table-row>
        <table:table-row table:style-name="Table1.1">
          <table:table-cell table:style-name="Table1.B12" office:value-type="string">
            <text:p text:style-name="P68">Dog</text:p>
          </table:table-cell>
          <table:table-cell table:style-name="Table1.B12" office:value-type="string">
            <text:p text:style-name="P68">Position</text:p>
          </table:table-cell>
          <table:table-cell table:style-name="Table1.C12" office:value-type="string">
            <text:p text:style-name="P68">Y-coordinate</text:p>
          </table:table-cell>
        </table:table-row>
        <table:table-row table:style-name="Table1.1">
          <table:table-cell table:style-name="Table1.B12" office:value-type="string">
            <text:p text:style-name="P68">Score</text:p>
          </table:table-cell>
          <table:table-cell table:style-name="Table1.B12" office:value-type="string">
            <text:p text:style-name="P68">Value</text:p>
          </table:table-cell>
          <table:table-cell table:style-name="Table1.C12" office:value-type="string">
            <text:p text:style-name="P68"/>
          </table:table-cell>
        </table:table-row>
        <table:table-row table:style-name="Table1.1">
          <table:table-cell table:style-name="Table1.B12" office:value-type="string">
            <text:p text:style-name="P68">Background</text:p>
          </table:table-cell>
          <table:table-cell table:style-name="Table1.B12" office:value-type="string">
            <text:p text:style-name="P68">Nothing</text:p>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8" text:outline-level="1" text:is-list-header="true">Finding Coordinates</text:h>
      <text:p text:style-name="P3"><draw:frame draw:style-name="fr2" draw:name="graphics4" text:anchor-type="paragraph" svg:x="0.1563in" svg:y="0.0646in" svg:width="6.6874in" svg:height="4.8071in" draw:z-index="4"><draw:image xlink:href="Pictures/10000201000002060000017851F67E978F2A5ED6.png" xlink:type="simple" xlink:show="embed" xlink:actuate="onLoad"/></draw:frame></text:p>
      <text:p text:style-name="P3"/>
      <text:p text:style-name="P4"/>
      <text:p text:style-name="P4"/>
      <text:p text:style-name="P4">The coordinates for the PLAYER (NinjaCat) are: <text:s text:c="6"/><text:span text:style-name="T25">( <text:s/></text:span><text:span text:style-name="T26">150</text:span><text:span text:style-name="T25"> <text:s/>, <text:s text:c="3"/></text:span><text:span text:style-name="T26">50</text:span><text:span text:style-name="T25"> <text:s text:c="3"/>)</text:span></text:p>
      <text:p text:style-name="Header"><text:s text:c="80"/><text:span text:style-name="T43"><text:s text:c="5"/></text:span><text:span text:style-name="T46">x-coordinate <text:s text:c="4"/>y-coordinate</text:span></text:p>
      <text:p text:style-name="Header"/>
      <text:p text:style-name="Header"/>
      <text:p text:style-name="P4">The coordinates for the DANGER (Dog) are: <text:s text:c="4"/><text:tab/><text:span text:style-name="T25">( <text:s/></text:span><text:span text:style-name="T26">450 </text:span><text:span text:style-name="T25"><text:s text:c="2"/>, <text:s text:c="3"/></text:span><text:span text:style-name="T26">50</text:span><text:span text:style-name="T25"> <text:s text:c="3"/>)</text:span></text:p>
      <text:p text:style-name="Header"/>
      <text:p text:style-name="P4"/>
      <text:p text:style-name="P4"/>
      <text:p text:style-name="P4">The coordinates for the TARGET (Ruby) are: <text:s text:c="3"/><text:tab/> <text:span text:style-name="T25">( <text:s/></text:span><text:span text:style-name="T26">550</text:span><text:span text:style-name="T25"> <text:s text:c="2"/>, <text:s text:c="3"/></text:span><text:span text:style-name="T26">250</text:span><text:span text:style-name="T25"> <text:s/>)</text:span></text:p>
      <text:p text:style-name="P15">Our Videogame</text:p>
      <text:p text:style-name="P20"><draw:frame text:anchor-type="paragraph" draw:z-index="10" draw:name="Shape1" draw:style-name="gr5" draw:text-style-name="P198" svg:width="2.8252in" svg:height="0.4425in" svg:x="3.4866in" svg:y="0.0902in"><draw:text-box><text:p>Ellie and Danny</text:p></draw:text-box></draw:frame></text:p>
      <text:p text:style-name="P20">Created by (write your names): ________________________________________________</text:p>
      <text:h text:style-name="Heading_20_1" text:outline-level="1" text:is-list-header="true">Background</text:h>
      <text:list xml:id="list5617554231853778340" text:style-name="WW8Num10">
        <text:list-header>
          <text:p text:style-name="Normal_20_Bullet"/>
          <text:p text:style-name="P179"><draw:frame text:anchor-type="paragraph" draw:z-index="11" draw:name="Shape2" draw:style-name="gr6" draw:text-style-name="P198"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82857437813309" text:continue-numbering="true" text:style-name="WW8Num10">
        <text:list-header>
          <text:p text:style-name="P182"/>
        </text:list-header>
      </text:list>
      <text:list xml:id="list6652724358627897319" text:style-name="WW8Num2">
        <text:list-header>
          <text:p text:style-name="P183"><draw:frame text:anchor-type="paragraph" draw:z-index="12" draw:name="Shape3" draw:style-name="gr7" draw:text-style-name="P198" svg:width="2.1748in" svg:height="0.4815in" svg:x="1.9772in" svg:y="-0.0264in"><draw:text-box><text:p>Lion</text:p></draw:text-box></draw:frame>The player is a _____________________________________.</text:p>
        </text:list-header>
      </text:list>
      <text:list xml:id="list182857605301520" text:continue-list="list182857437813309" text:style-name="WW8Num10">
        <text:list-header>
          <text:p text:style-name="P187"><text:line-break/>The player moves only up and down.</text:p>
        </text:list-header>
      </text:list>
      <text:h text:style-name="Heading_20_1" text:outline-level="1" text:is-list-header="true">The Target<text:tab/></text:h>
      <text:list xml:id="list182857792837886" text:continue-numbering="true" text:style-name="WW8Num10">
        <text:list-header>
          <text:p text:style-name="P182">Your player GAINS points when they hit the target.</text:p>
        </text:list-header>
      </text:list>
      <text:list xml:id="list8758454662420368296" text:style-name="WW8Num8">
        <text:list-header>
          <text:p text:style-name="P184"><draw:frame text:anchor-type="paragraph" draw:z-index="13" draw:name="Shape4" draw:style-name="gr8" draw:text-style-name="P198" svg:width="1.9406in" svg:height="0.4303in" svg:x="1.9508in" svg:y="-0.0681in"><draw:text-box><text:p>Escaped gazelle</text:p><text:p/></draw:text-box></draw:frame>The Target is a _____________________________________.</text:p>
        </text:list-header>
      </text:list>
      <text:p text:style-name="P180">The Target moves only to the left and right.</text:p>
      <text:h text:style-name="Heading_20_1" text:outline-level="1" text:is-list-header="true">The Danger<text:tab/></text:h>
      <text:list xml:id="list182857248453575" text:continue-list="list182857792837886" text:style-name="WW8Num10">
        <text:list-header>
          <text:p text:style-name="P182">Your player LOSES points when they hit the danger.</text:p>
        </text:list-header>
      </text:list>
      <text:list xml:id="list558398058107984579" text:style-name="WW8Num4">
        <text:list-header>
          <text:p text:style-name="P185"><draw:frame text:anchor-type="paragraph" draw:z-index="14" draw:name="Shape5" draw:style-name="gr9" draw:text-style-name="P198" svg:width="1.2504in" svg:height="0.7685in" svg:x="2.0028in" svg:y="-0.0457in"><draw:text-box><text:p>Zookeeper</text:p></draw:text-box></draw:frame>The Danger is a ____________________________________.</text:p>
          <text:p text:style-name="P186">The Danger moves only to the left and right.</text:p>
          <text:h text:style-name="P157" text:outline-level="1"><text:span text:style-name="T55">Circle of Evaluation Practice</text:span><text:tab/><text:tab/>Time: 5 minutes</text:h>
        </text:list-header>
      </text:list>
      <text:p text:style-name="Standard">Don't forget to use the computer's symbols for things like <text:span text:style-name="T40">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draw:ellipse text:anchor-type="paragraph" draw:z-index="46" draw:style-name="gr10" draw:text-style-name="P199" svg:width="2.1205in" svg:height="1.2307in" svg:x="1.7472in" svg:y="1.7591in"><text:p/></draw:ellipse><draw:ellipse text:anchor-type="paragraph" draw:z-index="48" draw:style-name="gr10" draw:text-style-name="P199" svg:width="2.2024in" svg:height="1.9539in" svg:x="1.7118in" svg:y="5.7236in"><text:p/></draw:ellipse>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draw:ellipse text:anchor-type="paragraph" draw:z-index="15" draw:style-name="gr10" draw:text-style-name="P199" svg:width="1.8559in" svg:height="1.3661in" svg:x="0.1701in" svg:y="0.1028in"><text:p/></draw:ellipse><draw:line text:anchor-type="paragraph" draw:z-index="16" draw:style-name="gr11" draw:text-style-name="P200" svg:x1="0.4354in" svg:y1="0.2965in" svg:x2="1.7606in" svg:y2="0.3063in"><text:p/></draw:line><draw:frame text:anchor-type="paragraph" draw:z-index="17" draw:style-name="gr12" draw:text-style-name="P198" svg:width="0.3976in" svg:height="0.2567in" svg:x="1.1181in" svg:y="0.1028in"><draw:text-box><text:p>*</text:p></draw:text-box></draw:frame><draw:frame text:anchor-type="paragraph" draw:z-index="18" draw:style-name="gr13" draw:text-style-name="P201" svg:width="1.5598in" svg:height="0.1953in" svg:x="0.3362in" svg:y="0.6335in"><draw:text-box><text:p><text:span text:style-name="T66">5 <text:s text:c="22"/>10</text:span></text:p></draw:text-box></draw:frame></text:p>
          </table:table-cell>
          <table:table-cell table:style-name="Table5.C1" office:value-type="string">
            <text:p text:style-name="P78"/>
            <text:p text:style-name="P76"><text:s/><text:span text:style-name="T63">5 * 10</text:span></text:p>
          </table:table-cell>
        </table:table-row>
        <table:table-row table:style-name="Table5.2">
          <table:table-cell table:style-name="Table5.A1" office:value-type="string">
            <text:p text:style-name="P84"/>
            <text:p text:style-name="P83">8 + (5 <text:s/>x <text:s/>10)</text:p>
          </table:table-cell>
          <table:table-cell table:style-name="Table5.A1" office:value-type="string">
            <text:p text:style-name="P81"><draw:line text:anchor-type="paragraph" draw:z-index="19" draw:style-name="gr11" draw:text-style-name="P200" svg:x1="0.3165in" svg:y1="0.2134in" svg:x2="1.8555in" svg:y2="0.2343in"><text:p/></draw:line><draw:frame text:anchor-type="paragraph" draw:z-index="20" draw:style-name="gr14" draw:text-style-name="P198" svg:width="0.5504in" svg:height="0.2752in" svg:x="0.9862in" svg:y="0.0339in"><draw:text-box><text:p>+</text:p></draw:text-box></draw:frame><draw:frame text:anchor-type="paragraph" draw:z-index="21" draw:style-name="gr15" draw:text-style-name="P198" svg:width="0.4488in" svg:height="0.4488in" svg:x="0.15in" svg:y="0.4819in"><draw:text-box><text:p>8</text:p></draw:text-box></draw:frame><draw:ellipse text:anchor-type="paragraph" draw:z-index="22" draw:style-name="gr10" draw:text-style-name="P199" svg:width="1.4169in" svg:height="0.765in" svg:x="0.5071in" svg:y="0.3701in"><text:p/></draw:ellipse><draw:line text:anchor-type="paragraph" draw:z-index="23" draw:style-name="gr11" draw:text-style-name="P200" svg:x1="0.65in" svg:y1="0.5437in" svg:x2="1.822in" svg:y2="0.5437in"><text:p/></draw:line><draw:frame text:anchor-type="paragraph" draw:z-index="24" draw:style-name="gr16" draw:text-style-name="P198" svg:width="0.2657in" svg:height="0.235in" svg:x="1.1189in" svg:y="0.3701in"><draw:text-box><text:p>*</text:p></draw:text-box></draw:frame><draw:frame text:anchor-type="paragraph" draw:z-index="47" draw:name="Shape6" draw:style-name="gr13" draw:text-style-name="P201" svg:width="0.9642in" svg:height="0.1953in" svg:x="0.711in" svg:y="0.7307in"><draw:text-box><text:p><text:span text:style-name="T66">5 <text:s text:c="11"/>10</text:span></text:p></draw:text-box></draw:frame></text:p>
          </table:table-cell>
          <table:table-cell table:style-name="Table5.C1" office:value-type="string">
            <text:p text:style-name="P81"/>
            <text:p text:style-name="P81"><text:s/><text:span text:style-name="T23">8 + (5 * 10)</text:span></text:p>
          </table:table-cell>
        </table:table-row>
        <table:table-row table:style-name="Table5.2">
          <table:table-cell table:style-name="Table5.A1" office:value-type="string">
            <text:p text:style-name="P89"/>
            <text:p text:style-name="P88">(8 + 2) <text:s text:c="2"/>- <text:s text:c="2"/>(5 <text:s text:c="2"/>x <text:s/>10)</text:p>
          </table:table-cell>
          <table:table-cell table:style-name="Table5.A1" office:value-type="string">
            <text:p text:style-name="P85"><draw:ellipse text:anchor-type="paragraph" draw:z-index="25" draw:style-name="gr10" draw:text-style-name="P199" svg:width="2.1205in" svg:height="1.7433in" svg:x="-0.0028in" svg:y="0.1339in"><text:p/></draw:ellipse><draw:line text:anchor-type="paragraph" draw:z-index="26" draw:style-name="gr11" draw:text-style-name="P200" svg:x1="0.272in" svg:y1="0.3992in" svg:x2="1.7909in" svg:y2="0.3992in"><text:p/></draw:line><draw:ellipse text:anchor-type="paragraph" draw:z-index="27" draw:style-name="gr10" draw:text-style-name="P199" svg:width="0.9587in" svg:height="0.8157in" svg:x="0.048in" svg:y="0.6339in"><text:p/></draw:ellipse><draw:ellipse text:anchor-type="paragraph" draw:z-index="28" draw:style-name="gr10" draw:text-style-name="P199" svg:width="0.9894in" svg:height="0.8051in" svg:x="1.0673in" svg:y="0.6339in"><text:p/></draw:ellipse><draw:line text:anchor-type="paragraph" draw:z-index="29" draw:style-name="gr11" draw:text-style-name="P200" svg:x1="1.1591in" svg:y1="0.8071in" svg:x2="1.9335in" svg:y2="0.8071in"><text:p/></draw:line><draw:line text:anchor-type="paragraph" draw:z-index="30" draw:style-name="gr11" draw:text-style-name="P200" svg:x1="0.9244in" svg:y1="0.8272in" svg:x2="0.1291in" svg:y2="0.8272in"><text:p/></draw:line><draw:frame text:anchor-type="paragraph" draw:z-index="31" draw:style-name="gr17" draw:text-style-name="P198" svg:width="0.4079in" svg:height="0.2657in" svg:x="0.9453in" svg:y="0.1339in"><draw:text-box><text:p>-</text:p></draw:text-box></draw:frame><draw:frame text:anchor-type="paragraph" draw:z-index="32" draw:style-name="gr13" draw:text-style-name="P198" svg:width="0.3067in" svg:height="0.1953in" svg:x="1.5256in" svg:y="0.6339in"><draw:text-box><text:p>*</text:p></draw:text-box></draw:frame><draw:frame text:anchor-type="paragraph" draw:z-index="33" draw:style-name="gr13" draw:text-style-name="P201" svg:width="0.2449in" svg:height="0.1953in" svg:x="0.4555in" svg:y="0.6339in"><draw:text-box><text:p><text:span text:style-name="T66">+</text:span></text:p></draw:text-box></draw:frame><draw:frame text:anchor-type="paragraph" draw:z-index="34" draw:style-name="gr18" draw:text-style-name="P198" svg:width="0.887in" svg:height="0.2248in" svg:x="0.048in" svg:y="0.9398in"><draw:text-box><text:p><text:s text:c="3"/>8 <text:s text:c="6"/>2</text:p></draw:text-box></draw:frame><draw:frame text:anchor-type="paragraph" draw:z-index="35" draw:style-name="gr18" draw:text-style-name="P198" svg:width="0.8776in" svg:height="0.2248in" svg:x="1.1791in" svg:y="0.9398in"><draw:text-box><text:p>5 <text:s text:c="9"/>10</text:p></draw:text-box></draw:frame></text:p>
          </table:table-cell>
          <table:table-cell table:style-name="Table5.C1" office:value-type="string">
            <text:p text:style-name="P85"/>
            <text:p text:style-name="P85"><text:s/><text:span text:style-name="T23">(8+2) – (5 * 10)</text:span></text:p>
          </table:table-cell>
        </table:table-row>
        <table:table-row table:style-name="Table5.2">
          <table:table-cell table:style-name="Table5.A1" office:value-type="string">
            <text:p text:style-name="P89"/>
            <text:p text:style-name="P118">5 <text:s/>x <text:s/>10</text:p>
            <text:p text:style-name="P119">8 <text:s/>- <text:s/>2</text:p>
          </table:table-cell>
          <table:table-cell table:style-name="Table5.A1" office:value-type="string">
            <text:p text:style-name="P85"><draw:ellipse text:anchor-type="paragraph" draw:z-index="36" draw:style-name="gr10" draw:text-style-name="P199" svg:width="1.0094in" svg:height="0.8661in" svg:x="-0.0008in" svg:y="0.6417in"><text:p/></draw:ellipse><draw:ellipse text:anchor-type="paragraph" draw:z-index="37" draw:style-name="gr10" draw:text-style-name="P199" svg:width="1.0476in" svg:height="0.8776in" svg:x="1.0839in" svg:y="0.6339in"><text:p/></draw:ellipse><draw:line text:anchor-type="paragraph" draw:z-index="38" draw:style-name="gr11" draw:text-style-name="P200" svg:x1="0.3154in" svg:y1="0.3516in" svg:x2="1.7945in" svg:y2="0.3516in"><text:p/></draw:line><draw:line text:anchor-type="paragraph" draw:z-index="39" draw:style-name="gr11" draw:text-style-name="P200" svg:x1="0.1228in" svg:y1="0.7937in" svg:x2="0.8819in" svg:y2="0.7937in"><text:p/></draw:line><draw:line text:anchor-type="paragraph" draw:z-index="40" draw:style-name="gr11" draw:text-style-name="P200" svg:x1="1.2091in" svg:y1="0.7839in" svg:x2="2.0063in" svg:y2="0.7839in"><text:p/></draw:line><draw:frame text:anchor-type="paragraph" draw:z-index="41" draw:style-name="gr19" draw:text-style-name="P198" svg:width="0.3898in" svg:height="0.2016in" svg:x="0.9783in" svg:y="0.15in"><draw:text-box><text:p>/</text:p></draw:text-box></draw:frame><draw:frame text:anchor-type="paragraph" draw:z-index="42" draw:style-name="gr13" draw:text-style-name="P198" svg:width="0.1543in" svg:height="0.1953in" svg:x="0.4543in" svg:y="0.6689in"><draw:text-box><text:p>*</text:p></draw:text-box></draw:frame><draw:frame text:anchor-type="paragraph" draw:z-index="43" draw:style-name="gr13" draw:text-style-name="P201" svg:width="0.1587in" svg:height="0.1953in" svg:x="1.5689in" svg:y="0.5917in"><draw:text-box><text:p><text:span text:style-name="T66">-</text:span></text:p></draw:text-box></draw:frame><draw:frame text:anchor-type="paragraph" draw:z-index="44" draw:style-name="gr20" draw:text-style-name="P198" svg:width="0.7689in" svg:height="0.2496in" svg:x="0.0945in" svg:y="0.9665in"><draw:text-box><text:p><text:s text:c="2"/>5 <text:s text:c="5"/>10</text:p></draw:text-box></draw:frame><draw:frame text:anchor-type="paragraph" draw:z-index="45" draw:style-name="gr21" draw:text-style-name="P198" svg:width="0.874in" svg:height="0.274in" svg:x="1.1465in" svg:y="0.952in"><draw:text-box><text:p><text:s text:c="2"/>8 <text:s text:c="8"/>2</text:p></draw:text-box></draw:frame></text:p>
          </table:table-cell>
          <table:table-cell table:style-name="Table5.C1" office:value-type="string">
            <text:p text:style-name="P85"/>
            <text:p text:style-name="P86">(5 * 10) / (8 - 2)</text:p>
          </table:table-cell>
        </table:table-row>
      </table:table>
      <text:p text:style-name="Standard"/>
      <text:h text:style-name="P159" text:outline-level="1" text:is-list-header="true">Lesson 2</text:h>
      <text:p text:style-name="P46">(draw Circles of Evaluation here if you need extra scratch paper)</text:p>
      <text:h text:style-name="P15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20">Round 1</text:p>
          </table:table-cell>
          <table:table-cell table:style-name="Table2.A1" office:value-type="string">
            <text:p text:style-name="P80"/>
            <text:p text:style-name="P79">(3 <text:span text:style-name="T64">x</text:span> 7) - (1 + 2)</text:p>
          </table:table-cell>
          <table:table-cell table:style-name="Table2.A1" office:value-type="string">
            <text:p text:style-name="P78"><draw:ellipse text:anchor-type="paragraph" draw:z-index="49" draw:style-name="gr22" draw:text-style-name="P202" svg:width="1.5224in" svg:height="1.3398in" svg:x="0.1717in" svg:y="0.0516in"><text:p/></draw:ellipse><draw:ellipse text:anchor-type="paragraph" draw:z-index="50" draw:style-name="gr22" draw:text-style-name="P202" svg:width="0.5894in" svg:height="0.5504in" svg:x="0.3043in" svg:y="0.5571in"><text:p/></draw:ellipse><draw:ellipse text:anchor-type="paragraph" draw:z-index="51" draw:style-name="gr22" draw:text-style-name="P202" svg:width="0.5862in" svg:height="0.5358in" svg:x="0.9681in" svg:y="0.5862in"><text:p/></draw:ellipse><draw:line text:anchor-type="paragraph" draw:z-index="52" draw:style-name="gr11" draw:text-style-name="P200" svg:x1="1.0354in" svg:y1="0.7047in" svg:x2="1.5161in" svg:y2="0.6902in"><text:p/></draw:line><draw:line text:anchor-type="paragraph" draw:z-index="53" draw:style-name="gr11" draw:text-style-name="P200" svg:x1="0.4472in" svg:y1="0.1965in" svg:x2="1.3992in" svg:y2="0.1965in"><text:p/></draw:line><draw:frame text:anchor-type="paragraph" draw:z-index="54" draw:style-name="gr23" draw:text-style-name="P203" svg:width="0.4453in" svg:height="0.3567in" svg:x="1.0543in" svg:y="0.5535in"><draw:text-box><text:p text:style-name="P200"><text:span text:style-name="T67">+</text:span></text:p><text:p text:style-name="P200"><text:span text:style-name="T67">1 <text:s text:c="2"/>2</text:span></text:p></draw:text-box></draw:frame><draw:frame text:anchor-type="paragraph" draw:z-index="55" draw:style-name="gr24" draw:text-style-name="P204" svg:width="0.4795in" svg:height="0.4587in" svg:x="0.3429in" svg:y="0.5571in"><draw:text-box><text:p text:style-name="P200">*</text:p><text:p text:style-name="P200">3 <text:s text:c="3"/>7</text:p></draw:text-box></draw:frame><draw:line text:anchor-type="paragraph" draw:z-index="80" draw:name="Shape7" draw:style-name="gr11" draw:text-style-name="P200" svg:x1="0.8539in" svg:y1="0.6772in" svg:x2="0.3429in" svg:y2="0.6843in"><text:p/></draw:line><draw:frame text:anchor-type="paragraph" draw:z-index="81" draw:name="Shape8" draw:style-name="gr13" draw:text-style-name="P198" svg:width="0.3776in" svg:height="0.1953in" svg:x="0.8937in" svg:y="0.0516in"><draw:text-box><text:p>-</text:p></draw:text-box></draw:frame></text:p>
          </table:table-cell>
          <table:table-cell table:style-name="Table2.D1" office:value-type="string">
            <text:p text:style-name="P78"/>
            <text:p text:style-name="P77">(3 * 7) – (1 + 2)</text:p>
          </table:table-cell>
        </table:table-row>
        <table:table-row table:style-name="Table2.2">
          <table:table-cell table:style-name="Table2.A2" office:value-type="string">
            <text:p text:style-name="P121">Round 2</text:p>
          </table:table-cell>
          <table:table-cell table:style-name="Table2.A1" office:value-type="string">
            <text:p text:style-name="P84"/>
            <text:p text:style-name="P83">3 - (1 + 2)</text:p>
          </table:table-cell>
          <table:table-cell table:style-name="Table2.A1" office:value-type="string">
            <text:p text:style-name="P81"><draw:ellipse text:anchor-type="paragraph" draw:z-index="56" draw:style-name="gr22" draw:text-style-name="P202" svg:width="1.4094in" svg:height="1.2232in" svg:x="0.3043in" svg:y="0.0516in"><text:p/></draw:ellipse><draw:ellipse text:anchor-type="paragraph" draw:z-index="57" draw:style-name="gr22" draw:text-style-name="P202" svg:width="0.6488in" svg:height="0.6043in" svg:x="0.9055in" svg:y="0.5209in"><text:p/></draw:ellipse><draw:line text:anchor-type="paragraph" draw:z-index="58" draw:style-name="gr11" draw:text-style-name="P200" svg:x1="0.5492in" svg:y1="0.1937in" svg:x2="1.4764in" svg:y2="0.1937in"><text:p/></draw:line><draw:frame text:anchor-type="paragraph" draw:z-index="59" draw:style-name="gr25" draw:text-style-name="P205" svg:width="0.5315in" svg:height="0.3898in" svg:x="0.9681in" svg:y="0.4874in"><draw:text-box><text:p text:style-name="P200"><text:span text:style-name="T66">+</text:span></text:p><text:p text:style-name="P200"><text:span text:style-name="T66">1 <text:s text:c="3"/>2</text:span></text:p></draw:text-box></draw:frame><draw:frame text:anchor-type="paragraph" draw:z-index="60" draw:style-name="gr26" draw:text-style-name="P198" svg:width="0.4587in" svg:height="0.3441in" svg:x="0.4472in" svg:y="0.5626in"><draw:text-box><text:p>3</text:p></draw:text-box></draw:frame><draw:line text:anchor-type="paragraph" draw:z-index="82" draw:name="Shape9" draw:style-name="gr11" draw:text-style-name="P200" svg:x1="1.4992in" svg:y1="0.6543in" svg:x2="0.9681in" svg:y2="0.6606in"><text:p/></draw:line><draw:frame text:anchor-type="paragraph" draw:z-index="83" draw:name="Shape10" draw:style-name="gr13" draw:text-style-name="P201" svg:width="0.3067in" svg:height="0.1953in" svg:x="0.9783in" svg:y="0.0516in"><draw:text-box><text:p><text:span text:style-name="T66">-</text:span></text:p></draw:text-box></draw:frame></text:p>
          </table:table-cell>
          <table:table-cell table:style-name="Table2.D1" office:value-type="string">
            <text:p text:style-name="P81"/>
            <text:p text:style-name="P82">(3 – (1 + 2)</text:p>
          </table:table-cell>
        </table:table-row>
        <table:table-row table:style-name="Table2.2">
          <table:table-cell table:style-name="Table2.A2" office:value-type="string">
            <text:p text:style-name="P122">Round 3</text:p>
          </table:table-cell>
          <table:table-cell table:style-name="Table2.A1" office:value-type="string">
            <text:p text:style-name="P89"/>
            <text:p text:style-name="P88">3 - <text:s/>(1 + (5 <text:span text:style-name="T64">x</text:span> 6))</text:p>
          </table:table-cell>
          <table:table-cell table:style-name="Table2.A1" office:value-type="string">
            <text:p text:style-name="P85"><draw:line text:anchor-type="paragraph" draw:z-index="61" draw:style-name="gr11" draw:text-style-name="P200" svg:x1="0.4307in" svg:y1="0.337in" svg:x2="1.7909in" svg:y2="0.3161in"><text:p/></draw:line><draw:ellipse text:anchor-type="paragraph" draw:z-index="62" draw:style-name="gr22" draw:text-style-name="P202" svg:width="1.2815in" svg:height="1.3024in" svg:x="0.822in" svg:y="0.5138in"><text:p/></draw:ellipse><draw:ellipse text:anchor-type="paragraph" draw:z-index="63" draw:style-name="gr22" draw:text-style-name="P202" svg:width="0.8024in" svg:height="0.7189in" svg:x="1.2535in" svg:y="0.8575in"><text:p/></draw:ellipse><draw:line text:anchor-type="paragraph" draw:z-index="64" draw:style-name="gr11" draw:text-style-name="P200" svg:x1="1.0098in" svg:y1="0.7118in" svg:x2="1.9264in" svg:y2="0.7016in"><text:p/></draw:line><draw:line text:anchor-type="paragraph" draw:z-index="65" draw:style-name="gr11" draw:text-style-name="P200" svg:x1="1.3319in" svg:y1="1.0035in" svg:x2="1.9571in" svg:y2="1.0138in"><text:p/></draw:line><draw:frame text:anchor-type="paragraph" draw:z-index="66" draw:style-name="gr27" draw:text-style-name="P198" svg:width="0.4169in" svg:height="0.2921in" svg:x="0.9744in" svg:y="0.0484in"><draw:text-box><text:p><text:s text:c="3"/><text:span text:style-name="T68">-</text:span></text:p></draw:text-box></draw:frame><draw:frame text:anchor-type="paragraph" draw:z-index="67" draw:style-name="gr27" draw:text-style-name="P206" svg:width="0.3752in" svg:height="0.2921in" svg:x="1.3661in" svg:y="0.4799in"><draw:text-box><text:p><text:span text:style-name="T68">+</text:span></text:p></draw:text-box></draw:frame><draw:frame text:anchor-type="paragraph" draw:z-index="68" draw:style-name="gr28" draw:text-style-name="P198" svg:width="0.4067in" svg:height="0.2598in" svg:x="1.4728in" svg:y="0.8201in"><draw:text-box><text:p><text:s text:c="3"/><text:span text:style-name="T69">*</text:span></text:p></draw:text-box></draw:frame><draw:frame text:anchor-type="paragraph" draw:z-index="69" draw:style-name="gr29" draw:text-style-name="P207" svg:width="0.4067in" svg:height="0.4898in" svg:x="0.2181in" svg:y="0.9409in"><draw:text-box><text:p><text:span text:style-name="T70">3</text:span></text:p></draw:text-box></draw:frame><draw:frame text:anchor-type="paragraph" draw:z-index="70" draw:style-name="gr30" draw:text-style-name="P207" svg:width="0.3858in" svg:height="0.4795in" svg:x="0.9161in" svg:y="0.9618in"><draw:text-box><text:p><text:span text:style-name="T70">1</text:span></text:p></draw:text-box></draw:frame><draw:ellipse text:anchor-type="paragraph" draw:z-index="71" draw:style-name="gr10" draw:text-style-name="P199" svg:width="2.1213in" svg:height="1.9524in" svg:x="0.0634in" svg:y="0.0972in"><text:p/></draw:ellipse><draw:frame text:anchor-type="paragraph" draw:z-index="84" draw:name="Shape11" draw:style-name="gr13" draw:text-style-name="P198" svg:width="0.5933in" svg:height="0.1953in" svg:x="1.3555in" svg:y="1.0965in"><draw:text-box><text:p>5 <text:s text:c="6"/>6</text:p></draw:text-box></draw:frame></text:p>
          </table:table-cell>
          <table:table-cell table:style-name="Table2.D1" office:value-type="string">
            <text:p text:style-name="P85"/>
            <text:p text:style-name="P87">3 – (1 +(5 * 6))</text:p>
          </table:table-cell>
        </table:table-row>
        <table:table-row table:style-name="Table2.2">
          <table:table-cell table:style-name="Table2.A2" office:value-type="string">
            <text:p text:style-name="P122">Round 4</text:p>
          </table:table-cell>
          <table:table-cell table:style-name="Table2.A1" office:value-type="string">
            <text:p text:style-name="P89"/>
            <text:p text:style-name="P88">(1 + (5 <text:span text:style-name="T64">x</text:span> 6)) - 3</text:p>
          </table:table-cell>
          <table:table-cell table:style-name="Table2.A1" office:value-type="string">
            <text:p text:style-name="P85"><draw:ellipse text:anchor-type="paragraph" draw:z-index="72" draw:style-name="gr22" draw:text-style-name="P202" svg:width="1.9142in" svg:height="1.935in" svg:x="0.1374in" svg:y="0.1035in"><text:p/></draw:ellipse><draw:line text:anchor-type="paragraph" draw:z-index="73" draw:style-name="gr11" draw:text-style-name="P200" svg:x1="0.4575in" svg:y1="0.361in" svg:x2="1.7386in" svg:y2="0.3402in"><text:p/></draw:line><draw:ellipse text:anchor-type="paragraph" draw:z-index="74" draw:style-name="gr22" draw:text-style-name="P202" svg:width="1.1669in" svg:height="1.1461in" svg:x="0.2217in" svg:y="0.6193in"><text:p/></draw:ellipse><draw:line text:anchor-type="paragraph" draw:z-index="75" draw:style-name="gr11" draw:text-style-name="P200" svg:x1="0.411in" svg:y1="0.7791in" svg:x2="1.2075in" svg:y2="0.7882in"><text:p/></draw:line><draw:frame text:anchor-type="paragraph" draw:z-index="76" draw:style-name="gr27" draw:text-style-name="P198" svg:width="0.7713in" svg:height="0.2921in" svg:x="0.7807in" svg:y="0.1035in"><draw:text-box><text:p><text:s text:c="5"/><text:span text:style-name="T68">-</text:span></text:p></draw:text-box></draw:frame><draw:frame text:anchor-type="paragraph" draw:z-index="77" draw:style-name="gr31" draw:text-style-name="P207" svg:width="0.948in" svg:height="0.6803in" svg:x="0.2744in" svg:y="0.6193in"><draw:text-box><text:p><text:span text:style-name="T70"><text:s text:c="10"/></text:span><text:span text:style-name="T70">+</text:span></text:p><text:p><text:span text:style-name="T70"/></text:p><text:p><text:span text:style-name="T70">1 <text:s text:c="7"/></text:span></text:p></draw:text-box></draw:frame><draw:ellipse text:anchor-type="paragraph" draw:z-index="78" draw:style-name="gr22" draw:text-style-name="P202" svg:width="0.6461in" svg:height="0.6669in" svg:x="0.6555in" svg:y="0.9756in"><text:p/></draw:ellipse><draw:frame text:anchor-type="paragraph" draw:z-index="79" draw:style-name="gr25" draw:text-style-name="P205" svg:width="0.5524in" svg:height="0.3898in" svg:x="0.7209in" svg:y="0.9756in"><draw:text-box><text:p text:style-name="P200"><text:span text:style-name="T66">*</text:span></text:p><text:p text:style-name="P200"><text:span text:style-name="T66">5 <text:s text:c="5"/>6</text:span></text:p></draw:text-box></draw:frame><draw:line text:anchor-type="paragraph" draw:z-index="85" draw:name="Shape12" draw:style-name="gr11" draw:text-style-name="P200" svg:x1="0.7209in" svg:y1="1.1228in" svg:x2="1.2224in" svg:y2="1.1228in"><text:p/></draw:line><draw:frame text:anchor-type="paragraph" draw:z-index="86" draw:name="Shape13" draw:style-name="gr32" draw:text-style-name="P198" svg:width="0.1776in" svg:height="0.2217in" svg:x="1.6929in" svg:y="1.0181in"><draw:text-box><text:p>3</text:p></draw:text-box></draw:frame></text:p>
          </table:table-cell>
          <table:table-cell table:style-name="Table2.D1" office:value-type="string">
            <text:p text:style-name="P85"/>
            <text:p text:style-name="P87">(1 + (5 * 6)) - 3</text:p>
          </table:table-cell>
        </table:table-row>
      </table:table>
      <text:h text:style-name="P159"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9" text:outline-level="1" text:is-list-header="true">Fast Functions</text:h>
      <table:table table:name="Table4" table:style-name="Table4">
        <table:table-column table:style-name="Table4.A"/>
        <table:table-row table:style-name="Table4.1">
          <table:table-cell table:style-name="Table4.A1" office:value-type="string">
            <text:p text:style-name="P124"><draw:frame text:anchor-type="paragraph" draw:z-index="87" draw:name="Shape14" draw:style-name="gr33" draw:text-style-name="P198" svg:width="6.6531in" svg:height="0.2642in" svg:x="0.9846in" svg:y="0.1189in"><draw:text-box><text:p><text:s/>gt <text:tab/><text:tab/><text:tab/> <text:s text:c="4"/>Number<text:tab/><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draw:frame text:anchor-type="paragraph" draw:z-index="88" draw:name="Shape15" draw:style-name="gr34" draw:text-style-name="P198" svg:width="6.1394in" svg:height="0.278in" svg:x="0.4862in" svg:y="0.0898in"><draw:text-box><text:p>gt<text:tab/><text:tab/>7<text:tab/><text:tab/><text:tab/><text:tab/>triangle(7, “solid”, “green”)</text:p></draw:text-box></draw:frame> <text:s/><text:span text:style-name="T34">_______</text:span>(________) <text:span text:style-name="T56">is</text:span> <text:s/>_________________________</text:p>
          </table:table-cell>
        </table:table-row>
        <table:table-row table:style-name="Table4.2">
          <table:table-cell table:style-name="Table4.A2" office:value-type="string">
            <text:p text:style-name="P29"><draw:frame text:anchor-type="paragraph" draw:z-index="89" draw:name="Shape16" draw:style-name="gr34" draw:text-style-name="P198" svg:width="6.0004in" svg:height="0.278in" svg:x="0.4583in" svg:y="0.1339in"><draw:text-box><text:p>gt<text:tab/><text:tab/>500<text:tab/><text:tab/><text:tab/><text:tab/>triangle(500, “solid”, “green”)</text:p></draw:text-box></draw:frame> <text:s/>_______(________) <text:span text:style-name="T56">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draw:frame text:anchor-type="paragraph" draw:z-index="90" draw:name="Shape17" draw:style-name="gr27" draw:text-style-name="P198" svg:width="5.3614in" svg:height="0.2921in" svg:x="0.8055in" svg:y="0.1673in"><draw:text-box><text:p>gt<text:tab/> <text:s text:c="4"/>size<text:tab/><text:tab/>triangle( size, “solid”, “green”)</text:p></draw:text-box></draw:frame><text:span text:style-name="T61">f</text:span>un ______(_____): ____________________________ end</text:p>
            <text:p text:style-name="P129"/>
          </table:table-cell>
        </table:table-row>
        <table:table-row table:style-name="Table4.1">
          <table:table-cell table:style-name="Table4.A7" office:value-type="string">
            <text:p text:style-name="P124"><draw:frame text:anchor-type="paragraph" draw:z-index="91" draw:name="Shape18" draw:style-name="gr33" draw:text-style-name="P198" svg:width="5.9724in" svg:height="0.2642in" svg:x="0.522in" svg:y="0.1398in"><draw:text-box><text:p><text:tab/>bc<text:tab/><text:tab/><text:tab/>Number<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draw:frame text:anchor-type="paragraph" draw:z-index="92" draw:name="Shape15" draw:style-name="gr34" draw:text-style-name="P198" svg:width="6.1394in" svg:height="0.278in" svg:x="0.4862in" svg:y="0.0898in"><draw:text-box><text:p>gt<text:tab/><text:tab/>19<text:tab/><text:tab/><text:tab/><text:tab/>circle(19, “solid”, “blue”)</text:p></draw:text-box></draw:frame> <text:s/>_______(________) <text:span text:style-name="T56">is</text:span> _________________________</text:p>
          </table:table-cell>
        </table:table-row>
        <table:table-row table:style-name="Table4.2">
          <table:table-cell table:style-name="Table4.A8" office:value-type="string">
            <text:p text:style-name="P29"><draw:frame text:anchor-type="paragraph" draw:z-index="93" draw:name="Shape15" draw:style-name="gr34" draw:text-style-name="P198" svg:width="6.1394in" svg:height="0.278in" svg:x="0.4862in" svg:y="0.0898in"><draw:text-box><text:p>gt<text:tab/><text:tab/>43<text:tab/><text:tab/><text:tab/><text:tab/>circle(43, “solid”, “blue”)</text:p></draw:text-box></draw:frame> <text:s/>_______(________) <text:span text:style-name="T56">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draw:frame text:anchor-type="paragraph" draw:z-index="94" draw:name="Shape17" draw:style-name="gr27" draw:text-style-name="P198" svg:width="5.3614in" svg:height="0.2921in" svg:x="0.8055in" svg:y="0.1673in"><draw:text-box><text:p>bc<text:tab/> <text:s text:c="4"/>size<text:tab/><text:tab/>circle( size, “solid”, “blue”)</text:p></draw:text-box></draw:frame><text:span text:style-name="T56">f</text:span>un ______(_____): ____________________________ end</text:p>
            <text:p text:style-name="P129"/>
          </table:table-cell>
        </table:table-row>
        <table:table-row table:style-name="Table4.1">
          <table:table-cell table:style-name="Table4.A13" office:value-type="string">
            <text:p text:style-name="P124"><draw:frame text:anchor-type="paragraph" draw:z-index="95" draw:name="Shape18" draw:style-name="gr33" draw:text-style-name="P198" svg:width="5.9724in" svg:height="0.2642in" svg:x="0.522in" svg:y="0.1398in"><draw:text-box><text:p><text:tab/>dot<text:tab/><text:tab/><text:tab/>String<text:tab/><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draw:frame text:anchor-type="paragraph" draw:z-index="96" draw:name="Shape15" draw:style-name="gr34" draw:text-style-name="P198" svg:width="6.1394in" svg:height="0.278in" svg:x="0.4862in" svg:y="0.0898in"><draw:text-box><text:p>dot<text:tab/> <text:tab/>“blue”<text:tab/><text:tab/><text:tab/>circle(20, “solid”, “blue”)</text:p></draw:text-box></draw:frame> <text:s/>_______(________) <text:span text:style-name="T56">is</text:span> _________________________</text:p>
          </table:table-cell>
        </table:table-row>
        <table:table-row table:style-name="Table4.2">
          <table:table-cell table:style-name="Table4.A8" office:value-type="string">
            <text:p text:style-name="P29"><draw:frame text:anchor-type="paragraph" draw:z-index="98" draw:name="Shape15" draw:style-name="gr34" draw:text-style-name="P198" svg:width="6.1394in" svg:height="0.278in" svg:x="0.4862in" svg:y="0.0898in"><draw:text-box><text:p>dot<text:tab/> <text:tab/>“red<text:tab/>”<text:tab/><text:tab/><text:tab/>circle(20, “solid”, “red”)</text:p></draw:text-box></draw:frame> <text:s/>_______(________) <text:span text:style-name="T56">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draw:frame text:anchor-type="paragraph" draw:z-index="97" draw:name="Shape17" draw:style-name="gr27" draw:text-style-name="P198" svg:width="5.3614in" svg:height="0.2921in" svg:x="0.8055in" svg:y="0.1673in"><draw:text-box><text:p>dot<text:tab/> <text:s text:c="4"/>color<text:tab/><text:tab/>circle( 20, “solid”, color)</text:p></draw:text-box></draw:frame><text:span text:style-name="T56">f</text:span>un ______(_____): ____________________________ end</text:p>
            <text:p text:style-name="P129"/>
          </table:table-cell>
        </table:table-row>
      </table:table>
      <text:h text:style-name="P152"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24"><draw:frame text:anchor-type="paragraph" draw:z-index="99" draw:name="Shape19" draw:style-name="gr35" draw:text-style-name="P198" svg:width="5.5142in" svg:height="0.4031in" svg:x="0.722in" svg:y="0.1717in"><draw:text-box><text:p><text:s text:c="4"/>g<text:tab/><text:tab/><text:tab/><text:tab/>Number<text:tab/><text:tab/><text:tab/><text:tab/>Number</text:p></draw:text-box></draw:frame># _________________:_________________ -&gt; ________________</text:p>
            <text:p text:style-name="P125"><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draw:frame text:anchor-type="paragraph" draw:z-index="100" draw:name="Shape15" draw:style-name="gr34" draw:text-style-name="P198" svg:width="6.1394in" svg:height="0.278in" svg:x="0.4862in" svg:y="0.0898in"><draw:text-box><text:p>g<text:tab/> <text:tab/>10<text:tab/><text:tab/><text:tab/><text:tab/>20 * 10</text:p></draw:text-box></draw:frame> <text:s/>_______(________) <text:span text:style-name="T56">is</text:span> _________________________</text:p>
          </table:table-cell>
        </table:table-row>
        <table:table-row table:style-name="Table6.2">
          <table:table-cell table:style-name="Table6.A2" office:value-type="string">
            <text:p text:style-name="P29"><draw:frame text:anchor-type="paragraph" draw:z-index="102" draw:name="Shape15" draw:style-name="gr34" draw:text-style-name="P198" svg:width="6.1394in" svg:height="0.278in" svg:x="0.4862in" svg:y="0.0898in"><draw:text-box><text:p>g<text:tab/> <text:tab/>23<text:tab/><text:tab/><text:tab/> <text:s text:c="4"/><text:tab/>20 * 23</text:p></draw:text-box></draw:frame> <text:s/>_______(________) <text:span text:style-name="T56">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draw:frame text:anchor-type="paragraph" draw:z-index="101" draw:name="Shape17" draw:style-name="gr27" draw:text-style-name="P198" svg:width="5.3614in" svg:height="0.2921in" svg:x="0.889in" svg:y="0.1673in"><draw:text-box><text:p>g<text:tab/> <text:s text:c="4"/>q<text:tab/><text:tab/><text:tab/>20 * q</text:p></draw:text-box></draw:frame><text:span text:style-name="T56">f</text:span>un ______(_____): ____________________________ end</text:p>
            <text:p text:style-name="P129"/>
          </table:table-cell>
        </table:table-row>
        <table:table-row table:style-name="Table6.1">
          <table:table-cell table:style-name="Table6.A7" office:value-type="string">
            <text:p text:style-name="P124"><draw:frame text:anchor-type="paragraph" draw:z-index="103" draw:name="Shape19" draw:style-name="gr35" draw:text-style-name="P198" svg:width="5.5142in" svg:height="0.4031in" svg:x="0.722in" svg:y="0.1717in"><draw:text-box><text:p><text:s text:c="4"/>h<text:tab/><text:tab/><text:tab/><text:tab/>Number<text:tab/><text:tab/><text:tab/><text:tab/>Number</text:p></draw:text-box></draw:frame># _________________:_________________ -&gt; ________________</text:p>
            <text:p text:style-name="P12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draw:frame text:anchor-type="paragraph" draw:z-index="104" draw:name="Shape15" draw:style-name="gr34" draw:text-style-name="P198" svg:width="6.1394in" svg:height="0.278in" svg:x="0.4862in" svg:y="0.0898in"><draw:text-box><text:p>h<text:tab/> <text:tab/>10<text:tab/><text:tab/><text:tab/><text:tab/>10 / 2</text:p></draw:text-box></draw:frame> <text:s/>_______(________) <text:span text:style-name="T56">is</text:span> _________________________</text:p>
          </table:table-cell>
        </table:table-row>
        <table:table-row table:style-name="Table6.2">
          <table:table-cell table:style-name="Table6.A8" office:value-type="string">
            <text:p text:style-name="P29"><draw:frame text:anchor-type="paragraph" draw:z-index="105" draw:name="Shape15" draw:style-name="gr34" draw:text-style-name="P198" svg:width="6.1394in" svg:height="0.278in" svg:x="0.4862in" svg:y="0.0898in"><draw:text-box><text:p>H<text:tab/> <text:tab/>15<text:tab/><text:tab/><text:tab/><text:tab/>15 / 2</text:p></draw:text-box></draw:frame> <text:s/>_______(________) <text:span text:style-name="T56">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draw:frame text:anchor-type="paragraph" draw:z-index="106" draw:name="Shape17" draw:style-name="gr27" draw:text-style-name="P198" svg:width="5.3614in" svg:height="0.2921in" svg:x="0.889in" svg:y="0.1673in"><draw:text-box><text:p>h<text:tab/> <text:s text:c="4"/>x<text:tab/><text:tab/><text:tab/>x / 2</text:p></draw:text-box></draw:frame><text:span text:style-name="T56">f</text:span>un ______(_____): ____________________________ end</text:p>
            <text:p text:style-name="P129"/>
          </table:table-cell>
        </table:table-row>
        <table:table-row table:style-name="Table6.1">
          <table:table-cell table:style-name="Table6.A13" office:value-type="string">
            <text:p text:style-name="P124"># _________________:_________________ -&gt; ________________</text:p>
            <text:p text:style-name="P12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6">is</text:span> _________________________</text:p>
          </table:table-cell>
        </table:table-row>
        <table:table-row table:style-name="Table6.2">
          <table:table-cell table:style-name="Table6.A8" office:value-type="string">
            <text:p text:style-name="P29"><text:s text:c="2"/>_______(________) <text:span text:style-name="T56">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7">f</text:span>un ______(_____): ____________________________ end</text:p>
            <text:p text:style-name="P129"/>
          </table:table-cell>
        </table:table-row>
      </table:table>
      <text:h text:style-name="P141"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5"/>
      <text:p text:style-name="P166">Word Problem: rocket-height</text:p>
      <text:p text:style-name="P16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90"><text:span text:style-name="T7"><text:s/></text:span><text:span text:style-name="T11">the user types…<text:tab/></text:span></text:p>
      <text:p text:style-name="P91"/>
      <text:p text:style-name="P93"><text:tab/></text:p>
      <text:p text:style-name="P93"/>
      <text:p text:style-name="P92">_________________________________________________)</text:p>
      <text:p text:style-name="P94">..…which should become</text:p>
      <text:p text:style-name="P93"/>
      <text:p text:style-name="P95"/>
      <text:p text:style-name="P95"/>
      <text:p text:style-name="Code">(EXAMPLE (________________________________) </text:p>
      <text:p text:style-name="P90"><text:span text:style-name="T7"><text:s/></text:span><text:span text:style-name="T11">the user types…<text:tab/></text:span></text:p>
      <text:p text:style-name="P91"/>
      <text:p text:style-name="P93"><text:tab/></text:p>
      <text:p text:style-name="P93"/>
      <text:p text:style-name="P92">_________________________________________________)</text:p>
      <text:p text:style-name="P94">..…which should become</text:p>
      <text:h text:style-name="Heading_20_1" text:outline-level="1">Definition </text:h>
      <text:list xml:id="list182857048048973" text:continue-list="list18285724845357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82856622430373"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7">..…and the computer does this</text:span></text:p>
      <text:p text:style-name="P16">Design Recipe</text:p>
      <text:list xml:id="list182857783681492" text:continue-numbering="true" text:style-name="WW8Num10">
        <text:list-header>
          <text:p text:style-name="P181"/>
        </text:list-header>
      </text:list>
      <text:p text:style-name="P166">Word Problem: red-square</text:p>
      <text:p text:style-name="P163"><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1">the user says…<text:tab/></text:span></text:p>
      <text:p text:style-name="P91"/>
      <text:p text:style-name="P93"><text:tab/></text:p>
      <text:p text:style-name="P93"/>
      <text:p text:style-name="P92">_________________________________________________) </text:p>
      <text:p text:style-name="P94">..…Racket replies</text:p>
      <text:p text:style-name="P93"/>
      <text:p text:style-name="P95"/>
      <text:p text:style-name="P95"/>
      <text:p text:style-name="P95">(EXAMPLE<text:tab/>(___________________________________________) </text:p>
      <text:p text:style-name="P90"><text:span text:style-name="T7"><text:s/></text:span><text:span text:style-name="T11">the user says…<text:tab/></text:span></text:p>
      <text:p text:style-name="P91"/>
      <text:p text:style-name="P93"><text:tab/></text:p>
      <text:p text:style-name="P93"/>
      <text:p text:style-name="P92">_________________________________________________) </text:p>
      <text:p text:style-name="P94">..…Racket turns that into</text:p>
      <text:h text:style-name="Heading_20_1" text:outline-level="1">Definition</text:h>
      <text:list xml:id="list18285611047172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7">..…and the computer does this</text:span></text:p>
      <text:p text:style-name="P17">Design Recipe</text:p>
      <text:list xml:id="list182856006419499" text:continue-numbering="true" text:style-name="WW8Num10">
        <text:list-header>
          <text:p text:style-name="P164"/>
        </text:list-header>
      </text:list>
      <text:p text:style-name="P166">Word Problem: yard-area</text:p>
      <text:p text:style-name="P163"><text:span text:style-name="T1">Use the Design Recipe to write a function </text:span><text:span text:style-name="T18">yard-area</text:span><text:span text:style-name="T1">, which takes in the width and length of a yard, and returns the area of the yard. <text:line-break/></text:span></text:p>
      <text:p text:style-name="P165"><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 </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 </text:p>
      <text:p text:style-name="P96">find another way to get the same result here</text:p>
      <text:h text:style-name="Heading_20_1" text:outline-level="1">Definition</text:h>
      <text:list xml:id="list182856507202667"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7">..…and the computer does this</text:span></text:p>
      <text:h text:style-name="P15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82856572838821" text:continue-numbering="true" text:style-name="WW8Num10">
        <text:list-header>
          <text:p text:style-name="P164"/>
        </text:list-header>
      </text:list>
      <text:p text:style-name="P166">Word Problem: update-danger</text:p>
      <text:p text:style-name="P163"><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82856300222666" text:continue-numbering="true" text:style-name="WW8Num10">
        <text:list-header>
          <text:p text:style-name="P167"/>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285646669656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82856388916822" text:continue-numbering="true" text:style-name="WW8Num10">
        <text:list-header>
          <text:p text:style-name="P164"/>
        </text:list-header>
      </text:list>
      <text:p text:style-name="P166">Word Problem: update-target</text:p>
      <text:p text:style-name="P166"/>
      <text:p text:style-name="P163"><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285736468261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59" text:outline-level="1" text:is-list-header="true">Lesson 6</text:h>
      <text:p text:style-name="Standard"/>
      <text:p text:style-name="P31">Design Recipe</text:p>
      <text:p text:style-name="P123">Sam is in a 640 x 480 yard. <text:s text:c="2"/>How far he can go to the left and right before he's out of sight?</text:p>
      <text:p text:style-name="P163"/>
      <text:p text:style-name="P163"><draw:frame text:anchor-type="paragraph" draw:z-index="8" draw:style-name="gr4" draw:text-style-name="P197" svg:width="1.926in" svg:height="0.224in" svg:x="4.8063in" svg:y="0.1575in"><draw:text-box><text:p text:style-name="P196"><text:span text:style-name="T65"><text:s text:c="4"/></text:span><text:span text:style-name="T65">x &gt; -50</text:span></text:p></draw:text-box></draw:frame></text:p>
      <text:list xml:id="list1025714510984627531" text:style-name="WW8Num5">
        <text:list-item>
          <text:p text:style-name="P171">A piece of Sam is still visible on the left as long as...<text:tab/><text:tab/><text:tab/><text:span text:style-name="T54">________________</text:span></text:p>
        </text:list-item>
      </text:list>
      <text:list xml:id="list182856313122064" text:continue-list="list182857364682616" text:style-name="WW8Num10">
        <text:list-header>
          <text:p text:style-name="P188"/>
          <text:p text:style-name="P188"/>
        </text:list-header>
      </text:list>
      <text:list xml:id="list182856103385671" text:continue-list="list1025714510984627531" text:style-name="WW8Num5">
        <text:list-item>
          <text:p text:style-name="P171">A piece of Sam is still visible on the right as long as...<text:tab/><text:tab/>________________</text:p>
        </text:list-item>
      </text:list>
      <text:p text:style-name="P163"/>
      <text:p text:style-name="P163"/>
      <text:list xml:id="list182857941182396" text:continue-numbering="true" text:style-name="WW8Num5">
        <text:list-item>
          <text:p text:style-name="P171">Draw the Circle of Evaluation for these two expressions in the circles below:</text:p>
        </text:list-item>
      </text:list>
      <text:list xml:id="list182856744971368" text:continue-list="list182856313122064" text:style-name="WW8Num10">
        <text:list-header>
          <text:p text:style-name="Normal_20_Bullet"/>
        </text:list-header>
      </text:list>
      <text:p text:style-name="P163"><draw:ellipse text:anchor-type="paragraph" draw:z-index="7" draw:style-name="gr3" draw:text-style-name="P195" svg:width="2.8189in" svg:height="2.8386in" svg:x="0.4264in" svg:y="0.1008in"><text:p/></draw:ellipse></text:p>
      <text:p text:style-name="P163"/>
      <text:p text:style-name="P163"/>
      <text:p text:style-name="P163"/>
      <text:p text:style-name="P163"/>
      <text:p text:style-name="P163"/>
      <text:list xml:id="list182856097455957" text:continue-list="list182857941182396" text:style-name="WW8Num5">
        <text:list-header>
          <text:p text:style-name="P171"/>
        </text:list-header>
      </text:list>
      <text:list xml:id="list182856792528446" text:continue-list="list182856744971368" text:style-name="WW8Num10">
        <text:list-header>
          <text:p text:style-name="P189"/>
          <text:p text:style-name="P189"/>
        </text:list-header>
      </text:list>
      <text:list xml:id="list182858001460089" text:continue-list="list182856097455957" text:style-name="WW8Num5">
        <text:list-header>
          <text:p text:style-name="P171"><text:line-break/><text:line-break/><text:line-break/></text:p>
        </text:list-header>
      </text:list>
      <text:p text:style-name="P163"><draw:ellipse text:anchor-type="paragraph" draw:z-index="6" draw:style-name="gr2" draw:text-style-name="P195" svg:width="2.8189in" svg:height="2.8386in" svg:x="3.7752in" svg:y="-0.2972in"><text:p/></draw:ellipse></text:p>
      <text:p text:style-name="P163"/>
      <text:p text:style-name="P163"/>
      <text:p text:style-name="P163"/>
      <text:p text:style-name="P163"/>
      <text:p text:style-name="P163"/>
      <text:p text:style-name="P163"/>
      <text:list xml:id="list182856062461289" text:continue-list="list182856792528446" text:style-name="WW8Num10">
        <text:list-header>
          <text:p text:style-name="P172"/>
        </text:list-header>
      </text:list>
      <text:p text:style-name="P43"><text:line-break/><text:line-break/><text:line-break/></text:p>
      <text:p text:style-name="P17">Design Recipe</text:p>
      <text:list xml:id="list182857342096381" text:continue-numbering="true" text:style-name="WW8Num10">
        <text:list-header>
          <text:p text:style-name="P164"/>
        </text:list-header>
      </text:list>
      <text:p text:style-name="P166">Word Problem: safe-left?</text:p>
      <text:p text:style-name="P166"/>
      <text:p text:style-name="P163"><text:span text:style-name="T1">Use the Design Recipe to write a function </text:span><text:span text:style-name="T5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90"><text:span text:style-name="T7"><text:s/></text:span><text:span text:style-name="T11">Use the function here<text:tab/></text:span></text:p>
      <text:p text:style-name="P91"/>
      <text:p text:style-name="P21"><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1"/>
      <text:p text:style-name="P93"/>
      <text:p text:style-name="P92">_________________________________________________)</text:p>
      <text:p text:style-name="P96">find another way to get the same result here</text:p>
      <text:h text:style-name="Heading_20_1" text:outline-level="1">Definition</text:h>
      <text:list xml:id="list18285702441742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3" text:outline-level="1" text:is-list-header="true">…and the computer does this</text:h>
      <text:p text:style-name="P8"/>
      <text:h text:style-name="P144" text:outline-level="1" text:is-list-header="true">Design Recipe</text:h>
      <text:list xml:id="list182856695659093" text:continue-numbering="true" text:style-name="WW8Num10">
        <text:list-header>
          <text:p text:style-name="P164"/>
        </text:list-header>
      </text:list>
      <text:p text:style-name="P166">Word Problem: safe-right?</text:p>
      <text:p text:style-name="P166"/>
      <text:p text:style-name="P163"><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2857754711033"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61" text:outline-level="1" text:is-list-header="true">…and the computer does this</text:h>
      <text:h text:style-name="P156" text:outline-level="1" text:is-list-header="true"><text:soft-page-break/>and / or</text:h>
      <text:p text:style-name="Standard"/>
      <text:p text:style-name="P14">Write the Circles of Evaluation for these statements, and then convert them to Pyret</text:p>
      <text:list xml:id="list8205624260085847946" text:style-name="WW8Num1">
        <text:list-item>
          <text:list>
            <text:list-item>
              <text:p text:style-name="P194">Two is less than five, <text:span text:style-name="T4">and</text:span> zero is equal to six.</text:p>
            </text:list-item>
          </text:list>
        </text:list-item>
      </text:list>
      <text:p text:style-name="P13"/>
      <text:p text:style-name="P13"><draw:ellipse text:anchor-type="paragraph" draw:z-index="5" draw:style-name="gr1" draw:text-style-name="P195"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82858159328277" text:continue-numbering="true" text:style-name="WW8Num1">
        <text:list-item>
          <text:list>
            <text:list-item>
              <text:p text:style-name="P194">Two is less than four <text:span text:style-name="T4">or</text:span> four is equal to six.</text:p>
            </text:list-item>
          </text:list>
        </text:list-item>
      </text:list>
      <text:p text:style-name="P13"><draw:ellipse text:anchor-type="paragraph" draw:z-index="0" draw:style-name="gr1" draw:text-style-name="P195"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82856545183453" text:continue-list="list182857754711033" text:style-name="WW8Num10">
        <text:list-header>
          <text:p text:style-name="P164"/>
        </text:list-header>
      </text:list>
      <text:p text:style-name="P166">Word Problem: onscreen?</text:p>
      <text:p text:style-name="P166"/>
      <text:p text:style-name="P163"><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1">Use the function here<text:tab/></text:span></text:p>
      <text:p text:style-name="P91"><text:s/></text:p>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285768880556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5" text:outline-level="1" text:is-list-header="true">…and the computer does this</text:h>
      <text:h text:style-name="P15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82857895174798" text:continue-numbering="true" text:style-name="WW8Num10">
        <text:list-header>
          <text:p text:style-name="P175"/>
        </text:list-header>
      </text:list>
      <text:p text:style-name="P176">Word Problem: cost</text:p>
      <text:p text:style-name="P176"/>
      <text:p text:style-name="P17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9" text:outline-level="1" text:restart-numbering="true" text:start-value="-1">Contract+Purpose Statement</text:h>
      <text:p text:style-name="P55"/>
      <text:p text:style-name="P52"><text:span text:style-name="T49">;</text:span><text:span text:style-name="T45"> __________________ </text:span><text:span text:style-name="T49">:</text:span><text:span text:style-name="T45"> _________________________________________ </text:span><text:span text:style-name="T49">-&gt;</text:span><text:span text:style-name="T45"> ______________</text:span></text:p>
      <text:p text:style-name="P52"><text:span text:style-name="T45"><text:tab/></text:span><text:span text:style-name="T29">name<text:tab/><text:tab/><text:tab/><text:tab/><text:tab/><text:tab/>Domain<text:tab/><text:tab/><text:tab/><text:tab/> <text:s text:c="3"/>Range</text:span></text:p>
      <text:h text:style-name="P139" text:outline-level="1">Give Examples</text:h>
      <text:p text:style-name="P55">On the computer, write an example of your function for <text:span text:style-name="T30">each topping</text:span>, using EXAMPLE.</text:p>
      <text:p text:style-name="P57"/>
      <text:p text:style-name="P62">(EXAMPLE<text:tab/>(<text:span text:style-name="T30">cost <text:s text:c="16"/>“pepperoni” <text:s text:c="2"/></text:span><text:span text:style-name="T33"><text:s/>) <text:s/>__</text:span>_________________________)</text:p>
      <text:p text:style-name="P23"><text:span text:style-name="T44"><text:tab/><text:tab/><text:tab/></text:span><text:span text:style-name="T28">Use the function here<text:tab/><text:tab/><text:tab/><text:tab/>What should the function produce?</text:span></text:p>
      <text:p text:style-name="P98"/>
      <text:p text:style-name="P62">(EXAMPLE<text:tab/>(____________________________) <text:s/>___________________________)</text:p>
      <text:p text:style-name="P23"><text:span text:style-name="T44"><text:tab/><text:tab/><text:tab/></text:span><text:span text:style-name="T28">Use the function here<text:tab/><text:tab/><text:tab/><text:tab/>What should the function produce?</text:span></text:p>
      <text:p text:style-name="P98"/>
      <text:p text:style-name="P62">(EXAMPLE<text:tab/>(____________________________) <text:s/>___________________________)</text:p>
      <text:p text:style-name="P23"><text:span text:style-name="T44"><text:tab/><text:tab/><text:tab/></text:span><text:span text:style-name="T28">Use the function here<text:tab/><text:tab/><text:tab/><text:tab/>What should the function produce?</text:span></text:p>
      <text:p text:style-name="P101"/>
      <text:p text:style-name="P62">(EXAMPLE<text:tab/>(____________________________) <text:s/>___________________________)</text:p>
      <text:p text:style-name="P23"><text:span text:style-name="T44"><text:tab/><text:tab/><text:tab/></text:span><text:span text:style-name="T28">Use the function here<text:tab/><text:tab/><text:tab/><text:tab/>What should the function produce?</text:span></text:p>
      <text:h text:style-name="P139" text:outline-level="1">Definition</text:h>
      <text:list xml:id="list182856785723652" text:continue-numbering="true" text:style-name="WW8Num10">
        <text:list-header>
          <text:p text:style-name="P174"/>
        </text:list-header>
      </text:list>
      <text:p text:style-name="P64">(define (____________ <text:s text:c="4"/>___________________)</text:p>
      <text:p text:style-name="P52"><text:span text:style-name="T44"><text:tab/><text:tab/> <text:s text:c="4"/></text:span><text:span text:style-name="T28">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11"/>
            </table:table-cell>
            <table:table-cell table:style-name="Table3.B1" office:value-type="string">
              <text:p text:style-name="P111"/>
            </table:table-cell>
          </table:table-row>
        </table:table-header-rows>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
      <text:p text:style-name="P64">)</text:p>
      <text:p text:style-name="P18">Design Recipe</text:p>
      <text:list xml:id="list182856925919323" text:continue-numbering="true" text:style-name="WW8Num10">
        <text:list-header>
          <text:p text:style-name="P175"/>
        </text:list-header>
      </text:list>
      <text:p text:style-name="P176">Word Problem: update-player</text:p>
      <text:p text:style-name="P176"/>
      <text:p text:style-name="P177"><text:span text:style-name="T1">Write a function called </text:span><text:span text:style-name="T3">update-player</text:span><text:span text:style-name="T1">, which takes in the player’s y-coordinate and the name of the key pressed, and returns the new y-coordinate.</text:span></text:p>
      <text:h text:style-name="P139" text:outline-level="1" text:restart-numbering="true" text:start-value="-1">Contract+Purpose Statement</text:h>
      <text:p text:style-name="P55"/>
      <text:p text:style-name="P52"><text:span text:style-name="T49">;</text:span><text:span text:style-name="T45"> __________________ </text:span><text:span text:style-name="T49">:</text:span><text:span text:style-name="T45"> _________________________________________ </text:span><text:span text:style-name="T49">-&gt;</text:span><text:span text:style-name="T45"> ______________</text:span></text:p>
      <text:p text:style-name="P52"><text:span text:style-name="T45"><text:tab/></text:span><text:span text:style-name="T29">name<text:tab/><text:tab/><text:tab/><text:tab/><text:tab/><text:tab/>Domain<text:tab/><text:tab/><text:tab/><text:tab/> <text:s text:c="3"/>Range</text:span></text:p>
      <text:h text:style-name="P139" text:outline-level="1">Give Examples</text:h>
      <text:p text:style-name="P56">Finish the two examples we've started for you, and make two more</text:p>
      <text:p text:style-name="P57"/>
      <text:p text:style-name="P62">(EXAMPLE<text:tab/>(<text:span text:style-name="T30">update-player <text:s text:c="7"/>128 <text:s text:c="7"/>“up”</text:span>) <text:s/>___________________________)</text:p>
      <text:p text:style-name="P23"><text:span text:style-name="T44"><text:tab/><text:tab/><text:tab/></text:span><text:span text:style-name="T28">Use the function here<text:tab/><text:tab/><text:tab/><text:tab/>What should the function produce?</text:span></text:p>
      <text:p text:style-name="P24"/>
      <text:p text:style-name="P126"/>
      <text:p text:style-name="P62">(EXAMPLE<text:tab/>(<text:span text:style-name="T30">update-player <text:s text:c="7"/>451 <text:s text:c="3"/>“down”</text:span>) ___________________________)</text:p>
      <text:p text:style-name="P23"><text:span text:style-name="T44"><text:tab/><text:tab/><text:tab/></text:span><text:span text:style-name="T28">Use the function here<text:tab/><text:tab/><text:tab/><text:tab/>What should the function produce?</text:span></text:p>
      <text:p text:style-name="P24"/>
      <text:p text:style-name="P126"/>
      <text:p text:style-name="P25">(EXAMPLE<text:tab/>(____________________________) <text:s/>___________________________)</text:p>
      <text:p text:style-name="P23"><text:span text:style-name="T44"><text:tab/><text:tab/><text:tab/></text:span><text:span text:style-name="T28">Use the function here<text:tab/><text:tab/><text:tab/><text:tab/>What should the function produce?</text:span></text:p>
      <text:p text:style-name="P24"/>
      <text:p text:style-name="P126"/>
      <text:p text:style-name="P62">(EXAMPLE<text:tab/>(____________________________) <text:s/>___________________________)</text:p>
      <text:p text:style-name="P23"><text:span text:style-name="T44"><text:tab/><text:tab/><text:tab/></text:span><text:span text:style-name="T28">Use the function here<text:tab/><text:tab/><text:tab/><text:tab/>What should the function produce?</text:span></text:p>
      <text:h text:style-name="P139" text:outline-level="1">Definition</text:h>
      <text:list xml:id="list182857069742475" text:continue-numbering="true" text:style-name="WW8Num10">
        <text:list-header>
          <text:p text:style-name="P174"/>
        </text:list-header>
      </text:list>
      <text:p text:style-name="P64">(define (____________ <text:s text:c="4"/>___________________)</text:p>
      <text:p text:style-name="P52"><text:span text:style-name="T44"><text:tab/><text:tab/> <text:s text:c="4"/></text:span><text:span text:style-name="T28">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11"/>
            </table:table-cell>
            <table:table-cell table:style-name="Table8.B1" office:value-type="string">
              <text:p text:style-name="P112"/>
            </table:table-cell>
          </table:table-row>
        </table:table-header-rows>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
      <text:p text:style-name="P64">)</text:p>
      <text:h text:style-name="P142"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82857659813147" text:continue-numbering="true" text:style-name="WW8Num10">
        <text:list-header>
          <text:p text:style-name="P169"/>
        </text:list-header>
      </text:list>
      <text:p text:style-name="P170"/>
      <text:p text:style-name="P16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30">(line-length <text:tab/>10<text:tab/> 5<text:tab/><text:tab/>)</text:span> <text:tab/> <text:span text:style-name="T30">(-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100"/>
      <text:p text:style-name="P100"/>
      <text:p text:style-name="P100"/>
      <text:p text:style-name="P37">(EXAMPLE<text:tab/><text:span text:style-name="T30">(line-length <text:tab/>2<text:tab/> 8<text:tab/><text:tab/>)</text:span> <text:tab/> <text:span text:style-name="T30">(-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82857588865897" text:continue-numbering="true" text:style-name="WW8Num10">
        <text:list-header>
          <text:p text:style-name="P173">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09"/>
            </table:table-cell>
            <table:table-cell table:style-name="Table9.B1" office:value-type="string">
              <text:p text:style-name="P110"/>
            </table:table-cell>
          </table:table-row>
        </table:table-header-rows>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39">)</text:p>
      <text:h text:style-name="P162" text:outline-level="1" text:is-list-header="true" text:restart-numbering="true" text:start-value="-1">…and the computer does this</text:h>
      <text:p text:style-name="P49"/>
      <text:h text:style-name="P151" text:outline-level="1" text:is-list-header="true"><text:s/><text:span text:style-name="T55">The Distance Formula (an example)</text:span></text:h>
      <text:p text:style-name="P44"/>
      <text:p text:style-name="P52">The distance between the points (0, 0) and (4, 3) is given by:</text:p>
      <text:p text:style-name="P44"/>
      <text:p text:style-name="P69"><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5"><text:s/><text:span text:style-name="T62">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4DF452562F76D16C.png" xlink:type="simple" xlink:show="embed" xlink:actuate="onLoad"/></draw:frame></text:p>
      <text:p text:style-name="Standard"/>
      <text:p text:style-name="P74"><text:span text:style-name="T42">Convert the Circle of Evaluation into Pyret code</text:span><text:span text:style-name="T43">:</text:span></text:p>
      <text:p text:style-name="P74"/>
      <text:p text:style-name="P74"/>
      <text:p text:style-name="P74"/>
      <text:p text:style-name="P74"/>
      <text:p text:style-name="P74"/>
      <text:p text:style-name="P74"/>
      <text:p text:style-name="P74"/>
      <text:p text:style-name="P18">Design Recipe</text:p>
      <text:list xml:id="list182857811387845" text:continue-numbering="true" text:style-name="WW8Num10">
        <text:list-header>
          <text:p text:style-name="P135"/>
        </text:list-header>
      </text:list>
      <text:p text:style-name="P34"/>
      <text:p text:style-name="P52"><text:span text:style-name="T47">Write a function</text:span><text:span text:style-name="T45"> </text:span><text:span text:style-name="T53">distance</text:span><text:span text:style-name="T45">, </text:span><text:span text:style-name="T47">which takes FOUR inputs: </text:span></text:p>
      <text:list xml:id="list182856600818815" text:continue-numbering="true" text:style-name="WW8Num10">
        <text:list-item>
          <text:p text:style-name="P137">px: The x-coordinate of the player</text:p>
        </text:list-item>
        <text:list-item>
          <text:p text:style-name="P137">py: The y-coordinate of the player</text:p>
        </text:list-item>
        <text:list-item>
          <text:p text:style-name="P138"><text:span text:style-name="T47">cx: The x-coordinate of </text:span><text:span text:style-name="T45">another game character</text:span></text:p>
        </text:list-item>
        <text:list-item>
          <text:p text:style-name="P137">cy: The y-coordinate of another game character</text:p>
          <text:p text:style-name="P137"/>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90"><text:span text:style-name="T7"><text:s/></text:span><text:span text:style-name="T11">Use the function here<text:tab/></text:span></text:p>
      <text:p text:style-name="P91"/>
      <text:p text:style-name="P21"><text:tab/></text:p>
      <text:p text:style-name="P93"/>
      <text:p text:style-name="P9">_______________________________________________________________)</text:p>
      <text:p text:style-name="P96">find another way to get the same result here</text:p>
      <text:p text:style-name="P92"/>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1"/>
      <text:p text:style-name="P93"/>
      <text:p text:style-name="P9">_______________________________________________________________)</text:p>
      <text:p text:style-name="P96">find another way to get the same result here</text:p>
      <text:h text:style-name="Heading_20_1" text:outline-level="1">Definition</text:h>
      <text:list xml:id="list182857195553210"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82857189826897" text:continue-numbering="true" text:style-name="WW8Num10">
        <text:list-item>
          <text:p text:style-name="P136">px: The x-coordinate of the player</text:p>
        </text:list-item>
        <text:list-item>
          <text:p text:style-name="P136">py: The y-coordinate of the player</text:p>
        </text:list-item>
        <text:list-item>
          <text:p text:style-name="P134"><text:span text:style-name="T9">cx: The x-coordinate of </text:span><text:span text:style-name="T8">another game character</text:span></text:p>
        </text:list-item>
        <text:list-item>
          <text:p text:style-name="P136">cy: The y-coordinate of another game character</text:p>
        </text:list-item>
      </text:list>
      <text:p text:style-name="P35"><text:tab/>It should return <text:span text:style-name="T24">true</text:span> if the coordinates of the player are within 50<text:span text:style-name="T21"> pixels</text:span> of the<text:line-break/><text:tab/> coordinates of the other character. <text:s/>Otherwise, <text:span text:style-name="T24">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90"><text:span text:style-name="T7"><text:s/></text:span><text:span text:style-name="T11">Use the function here<text:tab/></text:span></text:p>
      <text:p text:style-name="P91"/>
      <text:p text:style-name="P21"><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1">Use the function here…<text:tab/></text:span></text:p>
      <text:p text:style-name="P91"/>
      <text:p text:style-name="P91"/>
      <text:p text:style-name="P93"/>
      <text:p text:style-name="P92">_________________________________________________)</text:p>
      <text:p text:style-name="P96">find another way to get the same result here</text:p>
      <text:h text:style-name="Heading_20_1" text:outline-level="1">Definition</text:h>
      <text:list xml:id="list182857739188173"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60" text:outline-level="1" text:is-list-header="true">Design Recipe</text:h>
      <text:p text:style-name="P170"/>
      <text:p text:style-name="P176">Word Problem: red-shape</text:p>
      <text:p text:style-name="P176"/>
      <text:p text:style-name="P17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1">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30">(red-shape<text:tab/><text:tab/>“circle” <text:tab/><text:tab/>)</text:span><text:tab/><text:span text:style-name="T30">(circle 50 “solid” “red”) <text:s text:c="2"/></text:span><text:span text:style-name="T33">)</text:span></text:p>
      <text:p text:style-name="P19"><text:span text:style-name="T7"><text:tab/><text:tab/><text:tab/></text:span><text:span text:style-name="T11">Use the function here<text:tab/><text:tab/><text:tab/><text:tab/>What should the function produce?</text:span></text:p>
      <text:p text:style-name="P97"/>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7"/>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100"/>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h text:style-name="P140" text:outline-level="1">Definition</text:h>
      <text:list xml:id="list182856183340920"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text:tab/><text:span text:style-name="T32">(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9"/>
            </table:table-cell>
            <table:table-cell table:style-name="Table7.B1" office:value-type="string">
              <text:p text:style-name="P113">(circle 50 “solid” “red”)</text:p>
            </table:table-cell>
          </table:table-row>
        </table:table-header-rows>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
      <text:p text:style-name="P39"><text:s text:c="2"/>)</text:p>
      <text:h text:style-name="P153" text:outline-level="1" text:is-list-header="true">Translating into Algebra</text:h>
      <text:p text:style-name="P50"/>
      <text:p text:style-name="P50"><text:span text:style-name="T40">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5">Pyret Code</text:p>
          </table:table-cell>
          <table:table-cell table:style-name="Table11.B1" office:value-type="string">
            <text:p text:style-name="P105">Algebra</text:p>
          </table:table-cell>
        </table:table-row>
        <table:table-row>
          <table:table-cell table:style-name="Table11.A2" office:value-type="string">
            <text:p text:style-name="P30">x = 10</text:p>
          </table:table-cell>
          <table:table-cell table:style-name="Table11.B2" office:value-type="string">
            <text:p text:style-name="P107">x = 10</text:p>
          </table:table-cell>
        </table:table-row>
        <table:table-row>
          <table:table-cell table:style-name="Table11.A2" office:value-type="string">
            <text:p text:style-name="P30">y = x * 2</text:p>
          </table:table-cell>
          <table:table-cell table:style-name="Table11.B2" office:value-type="string">
            <text:p text:style-name="P106">y = x*2</text:p>
          </table:table-cell>
        </table:table-row>
        <table:table-row>
          <table:table-cell table:style-name="Table11.A2" office:value-type="string">
            <text:p text:style-name="P30">z = x / y</text:p>
          </table:table-cell>
          <table:table-cell table:style-name="Table11.B2" office:value-type="string">
            <text:p text:style-name="P104"/>
          </table:table-cell>
        </table:table-row>
        <table:table-row>
          <table:table-cell table:style-name="Table11.A2" office:value-type="string">
            <text:p text:style-name="P30">w = num-sqrt(num-sqr(x) + 1)</text:p>
          </table:table-cell>
          <table:table-cell table:style-name="Table11.B2" office:value-type="string">
            <text:p text:style-name="P104"/>
          </table:table-cell>
        </table:table-row>
        <table:table-row>
          <table:table-cell table:style-name="Table11.A2" office:value-type="string">
            <text:p text:style-name="P30">days = (age * 12) * 30</text:p>
          </table:table-cell>
          <table:table-cell table:style-name="Table11.B2" office:value-type="string">
            <text:p text:style-name="P104"/>
          </table:table-cell>
        </table:table-row>
        <table:table-row>
          <table:table-cell table:style-name="Table11.A2" office:value-type="string">
            <text:p text:style-name="P30">y = (v * x) + x0</text:p>
          </table:table-cell>
          <table:table-cell table:style-name="Table11.B2" office:value-type="string">
            <text:p text:style-name="P104"/>
          </table:table-cell>
        </table:table-row>
        <table:table-row>
          <table:table-cell table:style-name="Table11.A2" office:value-type="string">
            <text:p text:style-name="P30">y = ((0.5 * a) * num-sqr(x)) + y0</text:p>
          </table:table-cell>
          <table:table-cell table:style-name="Table11.B2" office:value-type="string">
            <text:p text:style-name="P104"/>
          </table:table-cell>
        </table:table-row>
      </table:table>
      <text:p text:style-name="P50"/>
      <text:p text:style-name="P50"><text:span text:style-name="T40">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5">Pyret Code</text:p>
          </table:table-cell>
          <table:table-cell table:style-name="Table10.B1" office:value-type="string">
            <text:p text:style-name="P105">Algebra</text:p>
          </table:table-cell>
        </table:table-row>
        <table:table-row>
          <table:table-cell table:style-name="Table10.A2" office:value-type="string">
            <text:p text:style-name="P130">fun area(length, width):</text:p>
            <text:p text:style-name="P130"><text:s text:c="2"/>length * width</text:p>
            <text:p text:style-name="P130">end</text:p>
          </table:table-cell>
          <table:table-cell table:style-name="Table10.B2" office:value-type="string">
            <text:p text:style-name="P107">area(length, width) = length * width</text:p>
          </table:table-cell>
        </table:table-row>
        <table:table-row>
          <table:table-cell table:style-name="Table10.A2" office:value-type="string">
            <text:p text:style-name="P130">fun circle-area(radius):</text:p>
            <text:p text:style-name="P130"><text:s text:c="2"/>pi * radius</text:p>
            <text:p text:style-name="P130">end</text:p>
          </table:table-cell>
          <table:table-cell table:style-name="Table10.B2" office:value-type="string">
            <text:p text:style-name="P104"/>
          </table:table-cell>
        </table:table-row>
        <table:table-row>
          <table:table-cell table:style-name="Table10.A2" office:value-type="string">
            <text:p text:style-name="P130">fun distance(x1, y1, x2, y2):</text:p>
            <text:p text:style-name="P130"><text:s text:c="2"/>num-sqrt(</text:p>
            <text:p text:style-name="P130"><text:s text:c="4"/>num-sqr(x1 – x2)</text:p>
            <text:p text:style-name="P32"><text:s text:c="7"/>+ num-sqr(y1 – y2)</text:p>
            <text:p text:style-name="P32"><text:s text:c="2"/>)</text:p>
            <text:p text:style-name="P130">end</text:p>
          </table:table-cell>
          <table:table-cell table:style-name="Table10.B2" office:value-type="string">
            <text:p text:style-name="P104"/>
          </table:table-cell>
        </table:table-row>
      </table:table>
      <text:p text:style-name="Quotations"/>
      <text:h text:style-name="P154" text:outline-level="1" text:is-list-header="true">Design Recipe</text:h>
      <text:list xml:id="list182857126652911" text:continue-numbering="true" text:style-name="WW8Num10">
        <text:list-header>
          <text:p text:style-name="P134"/>
        </text:list-header>
      </text:list>
      <text:p text:style-name="P190"/>
      <text:p text:style-name="P10"/>
      <text:p text:style-name="P127"><text:bookmark text:name="designrecipe"/>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text:span><text:span text:style-name="T13">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1">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30">some sample inputs</text:span></text:p>
      <text:p text:style-name="P40"/>
      <text:p text:style-name="P38"><text:tab/>D( 1 )<text:tab/><text:tab/><text:span text:style-name="T58">is</text:span><text:tab/><text:tab/><text:tab/><text:tab/><text:tab/> <text:tab/><text:tab/><text:tab/><text:tab/><text:tab/><text:tab/></text:p>
      <text:p text:style-name="P24">Use the function here<text:tab/><text:tab/><text:tab/>What should the function produce?</text:p>
      <text:p text:style-name="P97"/>
      <text:p text:style-name="P38"><text:tab/>D( 2 )<text:tab/>=<text:tab/><text:span text:style-name="T58">is</text:span><text:tab/><text:tab/><text:tab/><text:tab/> <text:tab/><text:tab/><text:tab/><text:tab/><text:tab/><text:tab/><text:tab/></text:p>
      <text:p text:style-name="P24">Use the function here<text:tab/><text:tab/><text:tab/>What should the function produce?</text:p>
      <text:p text:style-name="P97"/>
      <text:p text:style-name="P38"><text:tab/>D( <text:s text:c="2"/>)<text:tab/><text:tab/><text:span text:style-name="T58">is</text:span><text:tab/><text:tab/><text:tab/><text:tab/><text:tab/> <text:tab/><text:tab/><text:tab/><text:tab/><text:tab/><text:tab/></text:p>
      <text:p text:style-name="P24">Use the function here<text:tab/><text:tab/><text:tab/>What should the function produce?</text:p>
      <text:p text:style-name="P100"/>
      <text:p text:style-name="P38"><text:tab/><text:tab/><text:tab/><text:span text:style-name="T58">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2856810272791" text:continue-numbering="true" text:style-name="WW8Num10">
        <text:list-header>
          <text:p text:style-name="P192">Write the <text:span text:style-name="T60">function</text:span>, giving variable names to all your input values. </text:p>
          <text:p text:style-name="Normal_20_Bullet"/>
        </text:list-header>
      </text:list>
      <text:p text:style-name="P114"><text:span text:style-name="T14">fun </text:span><text:span text:style-name="T6">D( <text:s text:c="7"/>) : <text:s text:c="65"/></text:span><text:span text:style-name="T14">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54" text:outline-level="1" text:is-list-header="true">Design Recipe</text:h>
      <text:list xml:id="list182856712119858" text:continue-numbering="true" text:style-name="WW8Num10">
        <text:list-header>
          <text:p text:style-name="P134"/>
        </text:list-header>
      </text:list>
      <text:p text:style-name="P191"/>
      <text:p text:style-name="P191"/>
      <text:p text:style-name="P132"><text:bookmark text:name="designrecipe1"/><text:span text:style-name="T35">A rocket is traveling from Earth to Mars at 80 miles per second. Write a function that describes the </text:span><text:span text:style-name="T38">time</text:span><text:span text:style-name="T36"> </text:span><text:span text:style-name="T37">t</text:span><text:span text:style-name="T35">he rocket has been traveling, as a function of </text:span><text:span text:style-name="T39">distance</text:span><text:span text:style-name="T35">.</text:span></text:p>
      <text:p text:style-name="P131"/>
      <text:h text:style-name="Heading_20_1" text:outline-level="1" text:restart-numbering="true" text:start-value="-1">Contract+Purpose Statement</text:h>
      <text:p text:style-name="P55">Every contract has three parts:</text:p>
      <text:p text:style-name="P55"/>
      <text:p text:style-name="P52"><text:span text:style-name="T49">#</text:span><text:span text:style-name="T45"> __________________ </text:span><text:span text:style-name="T49">:</text:span><text:span text:style-name="T45"> _________________________________________ </text:span><text:span text:style-name="T49">-&gt;</text:span><text:span text:style-name="T45"> ______________</text:span></text:p>
      <text:p text:style-name="P52"><text:span text:style-name="T45"><text:tab/></text:span><text:span text:style-name="T29">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0">some sample inputs</text:span></text:p>
      <text:p text:style-name="P57"/>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101"/>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2856639360127" text:continue-numbering="true" text:style-name="WW8Num10">
        <text:list-header>
          <text:p text:style-name="P192">Write the <text:span text:style-name="T60">function</text:span>, giving variable names to all your input values. </text:p>
          <text:p text:style-name="Normal_20_Bullet"/>
        </text:list-header>
      </text:list>
      <text:p text:style-name="P115"><text:span text:style-name="T58">fun <text:s text:c="11"/></text:span>( <text:s text:c="7"/>) : <text:s text:c="56"/><text:span text:style-name="T58">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 text:is-list-header="true">Design Recipe</text:h>
      <text:list xml:id="list182856540829695" text:continue-numbering="true" text:style-name="WW8Num10">
        <text:list-header>
          <text:p text:style-name="P134"/>
        </text:list-header>
      </text:list>
      <text:p text:style-name="P12"/>
      <text:p text:style-name="P128">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5"><text:tab/></text:span><text:span text:style-name="T2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0">some sample inputs</text:span></text:p>
      <text:p text:style-name="P40"/>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101"/>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2858264804666" text:continue-numbering="true" text:style-name="WW8Num10">
        <text:list-header>
          <text:p text:style-name="P192">Write the <text:span text:style-name="T59">function</text:span>, giving variable names to all your input values. </text:p>
          <text:p text:style-name="Normal_20_Bullet"/>
        </text:list-header>
      </text:list>
      <text:p text:style-name="P116"><text:span text:style-name="T50">fun <text:s text:c="10"/>(</text:span><text:span text:style-name="T48"><text:tab/><text:tab/></text:span><text:span text:style-name="T50">): <text:s text:c="56"/></text:span><text:span text:style-name="T51">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Design Recipe</text:h>
      <text:list xml:id="list182857123905557" text:continue-numbering="true" text:style-name="WW8Num10">
        <text:list-header>
          <text:p text:style-name="P134"/>
        </text:list-header>
      </text:list>
      <text:p text:style-name="P191"/>
      <text:p text:style-name="P11"/>
      <text:p text:style-name="P11"/>
      <text:p text:style-name="P11"/>
      <text:p text:style-name="P11"/>
      <text:p text:style-name="P27"/>
      <text:h text:style-name="Heading_20_1" text:outline-level="1" text:restart-numbering="true" text:start-value="-1">Contract+Purpose Statement</text:h>
      <text:p text:style-name="P72">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5"><text:tab/></text:span><text:span text:style-name="T29">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1">Write an example of your function for <text:span text:style-name="T30">some sample inputs</text:span></text:p>
      <text:p text:style-name="P40"/>
      <text:p text:style-name="P73"><text:tab/><text:tab/><text:tab/><text:span text:style-name="T16">is</text:span><text:tab/><text:tab/><text:tab/><text:tab/><text:tab/> <text:tab/><text:tab/><text:tab/><text:tab/><text:tab/><text:tab/></text:p>
      <text:p text:style-name="P26">Use the function here<text:tab/><text:tab/><text:tab/>What should the function produce?</text:p>
      <text:p text:style-name="P99"/>
      <text:p text:style-name="P73"><text:tab/><text:tab/><text:tab/><text:span text:style-name="T16">is</text:span><text:tab/><text:tab/><text:tab/><text:tab/><text:tab/> <text:tab/><text:tab/><text:tab/><text:tab/><text:tab/><text:tab/></text:p>
      <text:p text:style-name="P26">Use the function here<text:tab/><text:tab/><text:tab/>What should the function produce?</text:p>
      <text:p text:style-name="P99"/>
      <text:p text:style-name="P73"><text:tab/><text:tab/><text:tab/><text:span text:style-name="T16">is</text:span><text:tab/><text:tab/><text:tab/><text:tab/><text:tab/> <text:tab/><text:tab/><text:tab/><text:tab/><text:tab/><text:tab/></text:p>
      <text:p text:style-name="P26">Use the function here<text:tab/><text:tab/><text:tab/>What should the function produce?</text:p>
      <text:p text:style-name="P102"/>
      <text:p text:style-name="P73"><text:tab/><text:tab/><text:tab/><text:span text:style-name="T16">is</text:span><text:tab/><text:tab/><text:tab/><text:tab/><text:tab/> <text:tab/><text:tab/><text:tab/><text:tab/><text:tab/><text:tab/></text:p>
      <text:p text:style-name="P26">Use the function here<text:tab/><text:tab/><text:tab/>What should the function produce?</text:p>
      <text:h text:style-name="P146" text:outline-level="1">Definition</text:h>
      <text:list xml:id="list182857733672618" text:continue-numbering="true" text:style-name="WW8Num10">
        <text:list-header>
          <text:p text:style-name="P193">Write the <text:span text:style-name="T60">function</text:span>, giving variable names to all your input values. </text:p>
          <text:p text:style-name="P178"/>
        </text:list-header>
      </text:list>
      <text:p text:style-name="P117"><text:span text:style-name="T15">fun <text:s text:c="15"/>(</text:span><text:span text:style-name="T6"><text:tab/><text:tab/></text:span><text:span text:style-name="T15">): <text:s text:c="49"/>end</text:span> </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08T18:28:55.662713357</dc:date>
    <meta:print-date>2015-08-24T13:04:01.201238000</meta:print-date>
    <meta:editing-cycles>294</meta:editing-cycles>
    <meta:editing-duration>P21DT18H38M31S</meta:editing-duration>
    <meta:generator>LibreOffice/5.1.6.2$Linux_X86_64 LibreOffice_project/10m0$Build-2</meta:generator>
    <meta:document-statistic meta:table-count="11" meta:image-count="5" meta:object-count="0" meta:page-count="43" meta:paragraph-count="674" meta:word-count="3222" meta:character-count="26156" meta:non-whitespace-character-count="21300"/>
  </office:meta>
</office:document-meta>
</file>